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text-properties style:language-asian="zh" style:country-asian="CN" style:language-complex="hi" style:country-complex="IN"/>
    </style:style>
    <style:style style:name="P5" style:family="paragraph" style:parent-style-name="Exalted">
      <style:text-properties officeooo:paragraph-rsid="00bafd73" style:language-asian="zh" style:country-asian="CN" style:language-complex="hi" style:country-complex="IN"/>
    </style:style>
    <style:style style:name="P6" style:family="paragraph" style:parent-style-name="Exalted">
      <style:text-properties officeooo:paragraph-rsid="00babe96" style:language-asian="zh" style:country-asian="CN" style:language-complex="hi" style:country-complex="IN"/>
    </style:style>
    <style:style style:name="P7" style:family="paragraph" style:parent-style-name="Exalted">
      <style:text-properties officeooo:paragraph-rsid="00c9489c" style:language-asian="zh" style:country-asian="CN" style:language-complex="hi" style:country-complex="IN"/>
    </style:style>
    <style:style style:name="P8" style:family="paragraph" style:parent-style-name="Greater_20_Charm">
      <style:text-properties officeooo:paragraph-rsid="00ad70e8" style:language-asian="zh" style:country-asian="CN" style:language-complex="hi" style:country-complex="IN"/>
    </style:style>
    <style:style style:name="P9" style:family="paragraph" style:parent-style-name="Exalted">
      <style:text-properties officeooo:paragraph-rsid="00eafd3e" style:language-asian="zh" style:country-asian="CN" style:language-complex="hi" style:country-complex="IN"/>
    </style:style>
    <style:style style:name="P10" style:family="paragraph" style:parent-style-name="Exalted">
      <style:text-properties officeooo:paragraph-rsid="01aec0c3" style:language-asian="zh" style:country-asian="CN" style:language-complex="hi" style:country-complex="IN"/>
    </style:style>
    <style:style style:name="P11" style:family="paragraph" style:parent-style-name="Exalted">
      <style:text-properties officeooo:paragraph-rsid="00b8f304" style:language-asian="zh" style:country-asian="CN" style:language-complex="hi" style:country-complex="IN"/>
    </style:style>
    <style:style style:name="P12" style:family="paragraph" style:parent-style-name="Greater_20_Charm">
      <style:text-properties officeooo:paragraph-rsid="00aa951b"/>
    </style:style>
    <style:style style:name="P13" style:family="paragraph" style:parent-style-name="Exalted">
      <style:text-properties officeooo:paragraph-rsid="00add673"/>
    </style:style>
    <style:style style:name="P14" style:family="paragraph" style:parent-style-name="Exalted">
      <style:text-properties officeooo:paragraph-rsid="00b06ed4"/>
    </style:style>
    <style:style style:name="P15" style:family="paragraph" style:parent-style-name="Exalted">
      <style:text-properties officeooo:paragraph-rsid="00b1ca0c"/>
    </style:style>
    <style:style style:name="P16" style:family="paragraph" style:parent-style-name="Exalted">
      <style:text-properties officeooo:paragraph-rsid="00b2453e"/>
    </style:style>
    <style:style style:name="P17" style:family="paragraph" style:parent-style-name="Exalted">
      <style:text-properties officeooo:paragraph-rsid="00b5c5ca"/>
    </style:style>
    <style:style style:name="P18" style:family="paragraph" style:parent-style-name="Exalted">
      <style:text-properties officeooo:rsid="00b6e631" officeooo:paragraph-rsid="00b6e631"/>
    </style:style>
    <style:style style:name="P19" style:family="paragraph" style:parent-style-name="Exalted">
      <style:text-properties officeooo:rsid="00b8f304" officeooo:paragraph-rsid="00b8f304"/>
    </style:style>
    <style:style style:name="P20" style:family="paragraph" style:parent-style-name="Exalted">
      <style:text-properties officeooo:paragraph-rsid="00babe96"/>
    </style:style>
    <style:style style:name="P21" style:family="paragraph" style:parent-style-name="Exalted">
      <style:text-properties officeooo:paragraph-rsid="00bafd73"/>
    </style:style>
    <style:style style:name="P22" style:family="paragraph" style:parent-style-name="Greater_20_Charm">
      <style:paragraph-properties fo:break-before="column"/>
    </style:style>
    <style:style style:name="P23" style:family="paragraph" style:parent-style-name="Exalted">
      <style:text-properties officeooo:paragraph-rsid="00c9489c"/>
    </style:style>
    <style:style style:name="P24" style:family="paragraph" style:parent-style-name="Exalted">
      <style:text-properties officeooo:paragraph-rsid="00cb4aac"/>
    </style:style>
    <style:style style:name="P25" style:family="paragraph" style:parent-style-name="Exalted">
      <style:text-properties officeooo:paragraph-rsid="00cd228f"/>
    </style:style>
    <style:style style:name="P26" style:family="paragraph" style:parent-style-name="Exalted">
      <style:text-properties officeooo:paragraph-rsid="00d20d41"/>
    </style:style>
    <style:style style:name="P27" style:family="paragraph" style:parent-style-name="Exalted">
      <style:text-properties officeooo:paragraph-rsid="00d45f12"/>
    </style:style>
    <style:style style:name="P28" style:family="paragraph" style:parent-style-name="Exalted">
      <style:text-properties officeooo:paragraph-rsid="00d764e5"/>
    </style:style>
    <style:style style:name="P29" style:family="paragraph" style:parent-style-name="Exalted">
      <style:text-properties officeooo:paragraph-rsid="00df6630"/>
    </style:style>
    <style:style style:name="P30" style:family="paragraph" style:parent-style-name="Exalted">
      <style:text-properties officeooo:paragraph-rsid="00e07511"/>
    </style:style>
    <style:style style:name="P31" style:family="paragraph" style:parent-style-name="Exalted">
      <style:text-properties officeooo:paragraph-rsid="00e11aa4"/>
    </style:style>
    <style:style style:name="P32" style:family="paragraph" style:parent-style-name="Exalted">
      <style:text-properties officeooo:paragraph-rsid="00e3652d"/>
    </style:style>
    <style:style style:name="P33" style:family="paragraph" style:parent-style-name="Exalted">
      <style:text-properties officeooo:paragraph-rsid="00e577fd"/>
    </style:style>
    <style:style style:name="P34" style:family="paragraph" style:parent-style-name="Exalted">
      <style:text-properties officeooo:paragraph-rsid="00ebda56"/>
    </style:style>
    <style:style style:name="P35" style:family="paragraph" style:parent-style-name="Exalted">
      <style:text-properties officeooo:paragraph-rsid="00ed1a3f"/>
    </style:style>
    <style:style style:name="P36" style:family="paragraph" style:parent-style-name="Exalted">
      <style:text-properties officeooo:paragraph-rsid="00f357e7"/>
    </style:style>
    <style:style style:name="P37" style:family="paragraph" style:parent-style-name="Exalted">
      <style:text-properties officeooo:paragraph-rsid="00f56dcd"/>
    </style:style>
    <style:style style:name="P38" style:family="paragraph" style:parent-style-name="Exalted">
      <style:text-properties officeooo:paragraph-rsid="00f70a83"/>
    </style:style>
    <style:style style:name="P39" style:family="paragraph" style:parent-style-name="Exalted">
      <style:text-properties officeooo:paragraph-rsid="00f8b526"/>
    </style:style>
    <style:style style:name="P40" style:family="paragraph" style:parent-style-name="Exalted">
      <style:text-properties officeooo:paragraph-rsid="00f9582a"/>
    </style:style>
    <style:style style:name="P41"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Exalted">
      <style:text-properties officeooo:paragraph-rsid="00fb6117"/>
    </style:style>
    <style:style style:name="P49" style:family="paragraph" style:parent-style-name="Exalted">
      <style:text-properties officeooo:paragraph-rsid="00ff5516"/>
    </style:style>
    <style:style style:name="P50" style:family="paragraph" style:parent-style-name="Exalted">
      <style:text-properties officeooo:paragraph-rsid="010304ae"/>
    </style:style>
    <style:style style:name="P51" style:family="paragraph" style:parent-style-name="Exalted">
      <style:text-properties officeooo:paragraph-rsid="0104082c"/>
    </style:style>
    <style:style style:name="P52" style:family="paragraph" style:parent-style-name="Exalted">
      <style:text-properties officeooo:paragraph-rsid="0104d48b"/>
    </style:style>
    <style:style style:name="P53" style:family="paragraph" style:parent-style-name="Exalted">
      <style:text-properties officeooo:paragraph-rsid="01081da5"/>
    </style:style>
    <style:style style:name="P54" style:family="paragraph" style:parent-style-name="Exalted">
      <style:text-properties officeooo:paragraph-rsid="010d91c9"/>
    </style:style>
    <style:style style:name="P55" style:family="paragraph" style:parent-style-name="Exalted">
      <style:text-properties officeooo:paragraph-rsid="010e7e41"/>
    </style:style>
    <style:style style:name="P56" style:family="paragraph" style:parent-style-name="Greater_20_Charm">
      <style:paragraph-properties fo:break-before="column"/>
      <style:text-properties officeooo:paragraph-rsid="010e7e41"/>
    </style:style>
    <style:style style:name="P57" style:family="paragraph" style:parent-style-name="Exalted">
      <style:text-properties officeooo:rsid="010e7e41" officeooo:paragraph-rsid="010e7e41"/>
    </style:style>
    <style:style style:name="P58" style:family="paragraph" style:parent-style-name="Exalted">
      <style:text-properties officeooo:paragraph-rsid="010fdcf5"/>
    </style:style>
    <style:style style:name="P59" style:family="paragraph" style:parent-style-name="Exalted">
      <style:text-properties officeooo:paragraph-rsid="010ff56f"/>
    </style:style>
    <style:style style:name="P60" style:family="paragraph" style:parent-style-name="Exalted">
      <style:text-properties officeooo:paragraph-rsid="011162d7"/>
    </style:style>
    <style:style style:name="P61" style:family="paragraph" style:parent-style-name="Exalted">
      <style:text-properties officeooo:paragraph-rsid="0113fe48"/>
    </style:style>
    <style:style style:name="P62" style:family="paragraph" style:parent-style-name="Exalted">
      <style:text-properties officeooo:paragraph-rsid="01152ece"/>
    </style:style>
    <style:style style:name="P63" style:family="paragraph" style:parent-style-name="Exalted">
      <style:text-properties officeooo:paragraph-rsid="01186eb9"/>
    </style:style>
    <style:style style:name="P64" style:family="paragraph" style:parent-style-name="Exalted">
      <style:text-properties officeooo:paragraph-rsid="011a60ce"/>
    </style:style>
    <style:style style:name="P65" style:family="paragraph" style:parent-style-name="Exalted">
      <style:text-properties officeooo:paragraph-rsid="011b0917"/>
    </style:style>
    <style:style style:name="P66" style:family="paragraph" style:parent-style-name="Exalted">
      <style:text-properties officeooo:paragraph-rsid="011b9f8f"/>
    </style:style>
    <style:style style:name="P67" style:family="paragraph" style:parent-style-name="Exalted">
      <style:text-properties officeooo:paragraph-rsid="01221687"/>
    </style:style>
    <style:style style:name="P68" style:family="paragraph" style:parent-style-name="Exalted">
      <style:text-properties officeooo:paragraph-rsid="01243d2f"/>
    </style:style>
    <style:style style:name="P69" style:family="paragraph" style:parent-style-name="Exalted">
      <style:text-properties officeooo:paragraph-rsid="0125d3a4"/>
    </style:style>
    <style:style style:name="P70" style:family="paragraph" style:parent-style-name="Exalted">
      <style:text-properties officeooo:paragraph-rsid="0126dc1b"/>
    </style:style>
    <style:style style:name="P71" style:family="paragraph" style:parent-style-name="Exalted">
      <style:text-properties officeooo:paragraph-rsid="01279a43"/>
    </style:style>
    <style:style style:name="P72" style:family="paragraph" style:parent-style-name="Exalted">
      <style:text-properties officeooo:paragraph-rsid="012ed30c"/>
    </style:style>
    <style:style style:name="P73" style:family="paragraph" style:parent-style-name="Exalted">
      <style:text-properties officeooo:paragraph-rsid="013043c5"/>
    </style:style>
    <style:style style:name="P74" style:family="paragraph" style:parent-style-name="Exalted">
      <style:text-properties officeooo:paragraph-rsid="0130708b"/>
    </style:style>
    <style:style style:name="P75" style:family="paragraph" style:parent-style-name="Exalted">
      <style:text-properties officeooo:paragraph-rsid="013153ed"/>
    </style:style>
    <style:style style:name="P76" style:family="paragraph" style:parent-style-name="Exalted">
      <style:text-properties officeooo:paragraph-rsid="0134e01d"/>
    </style:style>
    <style:style style:name="P77" style:family="paragraph" style:parent-style-name="Exalted">
      <style:text-properties officeooo:paragraph-rsid="01371c29"/>
    </style:style>
    <style:style style:name="P78" style:family="paragraph" style:parent-style-name="Exalted">
      <style:text-properties officeooo:paragraph-rsid="0137666a"/>
    </style:style>
    <style:style style:name="P79" style:family="paragraph" style:parent-style-name="Exalted">
      <style:text-properties officeooo:paragraph-rsid="0137d525"/>
    </style:style>
    <style:style style:name="P80" style:family="paragraph" style:parent-style-name="Exalted">
      <style:text-properties officeooo:paragraph-rsid="0138216c"/>
    </style:style>
    <style:style style:name="P81" style:family="paragraph" style:parent-style-name="Exalted">
      <style:text-properties officeooo:paragraph-rsid="013c0a6f"/>
    </style:style>
    <style:style style:name="P82" style:family="paragraph" style:parent-style-name="Exalted">
      <style:text-properties officeooo:paragraph-rsid="013c7361"/>
    </style:style>
    <style:style style:name="P83" style:family="paragraph" style:parent-style-name="Exalted">
      <style:text-properties officeooo:paragraph-rsid="013feb14"/>
    </style:style>
    <style:style style:name="P84" style:family="paragraph" style:parent-style-name="Exalted">
      <style:text-properties officeooo:paragraph-rsid="0142c50a"/>
    </style:style>
    <style:style style:name="P85" style:family="paragraph" style:parent-style-name="Exalted">
      <style:text-properties officeooo:paragraph-rsid="0144295d"/>
    </style:style>
    <style:style style:name="P86" style:family="paragraph" style:parent-style-name="Exalted">
      <style:text-properties officeooo:paragraph-rsid="01449aad"/>
    </style:style>
    <style:style style:name="P87"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88" style:family="paragraph" style:parent-style-name="Exalted">
      <style:text-properties fo:font-style="normal" officeooo:rsid="01862a22" officeooo:paragraph-rsid="01862a22" style:font-style-asian="normal" style:font-style-complex="normal"/>
    </style:style>
    <style:style style:name="P89" style:family="paragraph" style:parent-style-name="Exalted">
      <style:text-properties officeooo:rsid="00ebda56" officeooo:paragraph-rsid="00ebda56"/>
    </style:style>
    <style:style style:name="P90" style:family="paragraph" style:parent-style-name="Heading_20_1">
      <style:text-properties fo:color="#ff8000" loext:opacity="100%"/>
    </style:style>
    <style:style style:name="P91" style:family="paragraph" style:parent-style-name="Exalted">
      <style:text-properties officeooo:paragraph-rsid="014f576a"/>
    </style:style>
    <style:style style:name="P92" style:family="paragraph" style:parent-style-name="Heading_20_4">
      <style:text-properties officeooo:rsid="016281b2" officeooo:paragraph-rsid="016281b2"/>
    </style:style>
    <style:style style:name="P93" style:family="paragraph" style:parent-style-name="Heading_20_4">
      <style:text-properties fo:color="#111111" loext:opacity="100%" style:font-name="Mercury Text G2 Semibold1"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4" style:family="paragraph" style:parent-style-name="Heading_20_4">
      <style:text-properties fo:color="#111111" loext:opacity="100%" style:font-name="Mercury Text G2 Semibold1"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5" style:family="paragraph" style:parent-style-name="Heading_20_4">
      <style:text-properties fo:color="#111111" loext:opacity="100%" style:font-name="Mercury Text G2 Semibold1"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6" style:family="paragraph" style:parent-style-name="Heading_20_4">
      <style:text-properties fo:color="#111111" loext:opacity="100%" style:font-name="Mercury Text G2 Semibold1" fo:font-size="11pt" fo:font-style="italic" fo:font-weight="normal" officeooo:rsid="0181291f" officeooo:paragraph-rsid="0181291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7" style:family="paragraph" style:parent-style-name="Exalted">
      <style:text-properties officeooo:paragraph-rsid="015d5182"/>
    </style:style>
    <style:style style:name="P98" style:family="paragraph" style:parent-style-name="Exalted">
      <style:text-properties fo:font-weight="normal" officeooo:rsid="016281b2" officeooo:paragraph-rsid="016281b2" style:font-weight-asian="normal" style:font-weight-complex="normal"/>
    </style:style>
    <style:style style:name="P99" style:family="paragraph" style:parent-style-name="Exalted">
      <style:text-properties fo:font-weight="normal" officeooo:rsid="016b9062" style:font-weight-asian="normal" style:font-weight-complex="normal"/>
    </style:style>
    <style:style style:name="P100" style:family="paragraph" style:parent-style-name="Exalted">
      <style:text-properties officeooo:paragraph-rsid="01783a84"/>
    </style:style>
    <style:style style:name="P101" style:family="paragraph" style:parent-style-name="Exalted">
      <style:text-properties officeooo:rsid="017e1233" officeooo:paragraph-rsid="017e1233"/>
    </style:style>
    <style:style style:name="P102" style:family="paragraph" style:parent-style-name="Exalted">
      <style:text-properties officeooo:paragraph-rsid="0181eb18"/>
    </style:style>
    <style:style style:name="P103" style:family="paragraph" style:parent-style-name="Exalted">
      <style:text-properties officeooo:rsid="01849d94" officeooo:paragraph-rsid="01849d94"/>
    </style:style>
    <style:style style:name="P104" style:family="paragraph" style:parent-style-name="Exalted">
      <style:text-properties officeooo:rsid="01862a22" officeooo:paragraph-rsid="01862a22"/>
    </style:style>
    <style:style style:name="P105" style:family="paragraph" style:parent-style-name="Exalted">
      <style:text-properties officeooo:rsid="0187708f" officeooo:paragraph-rsid="0187708f"/>
    </style:style>
    <style:style style:name="P106" style:family="paragraph" style:parent-style-name="Exalted">
      <style:text-properties officeooo:rsid="018826b2" officeooo:paragraph-rsid="018826b2"/>
    </style:style>
    <style:style style:name="P107" style:family="paragraph" style:parent-style-name="Heading_20_4">
      <style:text-properties officeooo:rsid="015b8876" officeooo:paragraph-rsid="015b8876"/>
    </style:style>
    <style:style style:name="P108" style:family="paragraph" style:parent-style-name="Exalted">
      <style:text-properties officeooo:paragraph-rsid="0181291f"/>
    </style:style>
    <style:style style:name="P109" style:family="paragraph" style:parent-style-name="Sidebar">
      <style:text-properties officeooo:rsid="0199c0cb" officeooo:paragraph-rsid="0199c0cb"/>
    </style:style>
    <style:style style:name="P110"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11" style:family="paragraph" style:parent-style-name="Exalted">
      <style:text-properties officeooo:rsid="019c8f14" officeooo:paragraph-rsid="019c8f14"/>
    </style:style>
    <style:style style:name="P112" style:family="paragraph" style:parent-style-name="Exalted">
      <style:text-properties officeooo:paragraph-rsid="019c8f14"/>
    </style:style>
    <style:style style:name="P113" style:family="paragraph" style:parent-style-name="Exalted">
      <style:text-properties officeooo:paragraph-rsid="019e38b8"/>
    </style:style>
    <style:style style:name="P114" style:family="paragraph" style:parent-style-name="Exalted">
      <style:text-properties officeooo:paragraph-rsid="012c61d8"/>
    </style:style>
    <style:style style:name="P115" style:family="paragraph" style:parent-style-name="Exalted">
      <style:text-properties officeooo:paragraph-rsid="01a67b1d"/>
    </style:style>
    <style:style style:name="P116" style:family="paragraph" style:parent-style-name="Exalted">
      <style:text-properties officeooo:rsid="01bbe288" officeooo:paragraph-rsid="01dea892"/>
    </style:style>
    <style:style style:name="P117" style:family="paragraph" style:parent-style-name="Exalted">
      <style:text-properties officeooo:paragraph-rsid="01bbe288"/>
    </style:style>
    <style:style style:name="P118" style:family="paragraph" style:parent-style-name="Exalted">
      <style:text-properties officeooo:paragraph-rsid="01bf4e23"/>
    </style:style>
    <style:style style:name="P119" style:family="paragraph" style:parent-style-name="Exalted">
      <style:text-properties officeooo:paragraph-rsid="01c13ad7"/>
    </style:style>
    <style:style style:name="P120" style:family="paragraph" style:parent-style-name="Exalted">
      <style:text-properties officeooo:paragraph-rsid="01c69b09"/>
    </style:style>
    <style:style style:name="P121" style:family="paragraph" style:parent-style-name="Exalted">
      <style:text-properties officeooo:paragraph-rsid="01c98de3"/>
    </style:style>
    <style:style style:name="P122" style:family="paragraph" style:parent-style-name="Exalted">
      <style:text-properties officeooo:paragraph-rsid="01d80117"/>
    </style:style>
    <style:style style:name="P123" style:family="paragraph" style:parent-style-name="Exalted">
      <style:text-properties officeooo:paragraph-rsid="0102d4f0"/>
    </style:style>
    <style:style style:name="P124" style:family="paragraph" style:parent-style-name="Exalted">
      <style:text-properties officeooo:paragraph-rsid="00cd7d83"/>
    </style:style>
    <style:style style:name="P125" style:family="paragraph" style:parent-style-name="Exalted">
      <style:text-properties officeooo:rsid="01f2ba10" officeooo:paragraph-rsid="01f2ba10"/>
    </style:style>
    <style:style style:name="P126" style:family="paragraph" style:parent-style-name="Exalted">
      <style:text-properties officeooo:paragraph-rsid="00b6e631"/>
    </style:style>
    <style:style style:name="P127" style:family="paragraph" style:parent-style-name="Exalted">
      <style:text-properties officeooo:rsid="01f8c558" officeooo:paragraph-rsid="01f8c558"/>
    </style:style>
    <style:style style:name="P128" style:family="paragraph" style:parent-style-name="Exalted">
      <style:text-properties officeooo:paragraph-rsid="01fb489d"/>
    </style:style>
    <style:style style:name="P129" style:family="paragraph" style:parent-style-name="Exalted">
      <style:text-properties officeooo:paragraph-rsid="01c4b8eb"/>
    </style:style>
    <style:style style:name="P130" style:family="paragraph" style:parent-style-name="Exalted" style:list-style-name="Exalt_20_Dot">
      <style:text-properties officeooo:paragraph-rsid="00bafd73" style:language-asian="zh" style:country-asian="CN" style:language-complex="hi" style:country-complex="IN"/>
    </style:style>
    <style:style style:name="P131" style:family="paragraph" style:parent-style-name="Exalted">
      <style:text-properties officeooo:paragraph-rsid="01c69b09"/>
    </style:style>
    <style:style style:name="P132" style:family="paragraph" style:parent-style-name="Exalted">
      <style:text-properties officeooo:paragraph-rsid="0104d48b"/>
    </style:style>
    <style:style style:name="P133" style:family="paragraph" style:parent-style-name="Exalted">
      <style:text-properties officeooo:paragraph-rsid="02084147"/>
    </style:style>
    <style:style style:name="P134" style:family="paragraph" style:parent-style-name="Exalted">
      <style:text-properties fo:font-weight="bold" officeooo:rsid="02084147" officeooo:paragraph-rsid="02084147" style:font-weight-asian="bold" style:font-weight-complex="bold"/>
    </style:style>
    <style:style style:name="P135" style:family="paragraph" style:parent-style-name="Exalted">
      <style:text-properties fo:font-weight="bold" officeooo:rsid="0209388c" officeooo:paragraph-rsid="0209388c" style:font-weight-asian="bold" style:font-weight-complex="bold"/>
    </style:style>
    <style:style style:name="P136" style:family="paragraph" style:parent-style-name="Exalted">
      <style:text-properties fo:font-weight="bold" officeooo:rsid="0209388c" officeooo:paragraph-rsid="020a1a59" style:font-weight-asian="bold" style:font-weight-complex="bold"/>
    </style:style>
    <style:style style:name="P137"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38" style:family="paragraph" style:parent-style-name="Heading_20_2">
      <style:text-properties officeooo:paragraph-rsid="00bafd73"/>
    </style:style>
    <style:style style:name="P139" style:family="paragraph" style:parent-style-name="Heading_20_2">
      <style:paragraph-properties fo:break-before="column"/>
      <style:text-properties officeooo:paragraph-rsid="00babe96"/>
    </style:style>
    <style:style style:name="P140" style:family="paragraph" style:parent-style-name="Heading_20_2">
      <style:paragraph-properties fo:break-before="column"/>
      <style:text-properties officeooo:rsid="018f8f15" officeooo:paragraph-rsid="018f8f15"/>
    </style:style>
    <style:style style:name="P141" style:family="paragraph" style:parent-style-name="Heading_20_2">
      <style:paragraph-properties fo:break-before="page"/>
    </style:style>
    <style:style style:name="P142" style:family="paragraph" style:parent-style-name="Heading_20_3">
      <style:paragraph-properties fo:break-before="column"/>
      <style:text-properties officeooo:paragraph-rsid="0094d817"/>
    </style:style>
    <style:style style:name="P143" style:family="paragraph" style:parent-style-name="Heading_20_3">
      <style:text-properties style:language-asian="zh" style:country-asian="CN" style:language-complex="hi" style:country-complex="IN"/>
    </style:style>
    <style:style style:name="P144" style:family="paragraph" style:parent-style-name="Heading_20_3">
      <style:text-properties officeooo:rsid="00b6e631" officeooo:paragraph-rsid="00b6e631"/>
    </style:style>
    <style:style style:name="P145" style:family="paragraph" style:parent-style-name="Heading_20_3">
      <style:text-properties fo:font-weight="normal" officeooo:rsid="00b6e631" officeooo:paragraph-rsid="00b8f304" style:font-weight-asian="normal" style:font-weight-complex="normal"/>
    </style:style>
    <style:style style:name="P146" style:family="paragraph" style:parent-style-name="Heading_20_3">
      <style:text-properties officeooo:paragraph-rsid="00bafd73"/>
    </style:style>
    <style:style style:name="P147" style:family="paragraph" style:parent-style-name="Heading_20_3">
      <style:text-properties officeooo:paragraph-rsid="00babe96"/>
    </style:style>
    <style:style style:name="P148" style:family="paragraph" style:parent-style-name="Heading_20_3">
      <style:paragraph-properties fo:break-before="column"/>
    </style:style>
    <style:style style:name="P149" style:family="paragraph" style:parent-style-name="Heading_20_3">
      <style:text-properties officeooo:paragraph-rsid="00f56dcd"/>
    </style:style>
    <style:style style:name="P150" style:family="paragraph" style:parent-style-name="Heading_20_3">
      <style:text-properties officeooo:paragraph-rsid="00d20d41"/>
    </style:style>
    <style:style style:name="P151" style:family="paragraph" style:parent-style-name="Heading_20_3">
      <style:text-properties officeooo:paragraph-rsid="00f70a83"/>
    </style:style>
    <style:style style:name="P152" style:family="paragraph" style:parent-style-name="Heading_20_3">
      <style:text-properties officeooo:paragraph-rsid="00f8b526"/>
    </style:style>
    <style:style style:name="P153" style:family="paragraph" style:parent-style-name="Heading_20_3">
      <style:text-properties officeooo:paragraph-rsid="00d45f12"/>
    </style:style>
    <style:style style:name="P154" style:family="paragraph" style:parent-style-name="Heading_20_3">
      <style:text-properties officeooo:paragraph-rsid="00e577fd"/>
    </style:style>
    <style:style style:name="P155" style:family="paragraph" style:parent-style-name="Heading_20_3">
      <style:text-properties officeooo:paragraph-rsid="00c9489c"/>
    </style:style>
    <style:style style:name="P156" style:family="paragraph" style:parent-style-name="Heading_20_3">
      <style:text-properties officeooo:paragraph-rsid="00cb4aac"/>
    </style:style>
    <style:style style:name="P157" style:family="paragraph" style:parent-style-name="Heading_20_3">
      <style:text-properties officeooo:paragraph-rsid="00cd228f"/>
    </style:style>
    <style:style style:name="P158" style:family="paragraph" style:parent-style-name="Heading_20_3">
      <style:text-properties officeooo:paragraph-rsid="01c98de3"/>
    </style:style>
    <style:style style:name="P159" style:family="paragraph" style:parent-style-name="Heading_20_3">
      <style:text-properties officeooo:paragraph-rsid="00d764e5"/>
    </style:style>
    <style:style style:name="P160" style:family="paragraph" style:parent-style-name="Heading_20_3">
      <style:text-properties officeooo:paragraph-rsid="00fb6117"/>
    </style:style>
    <style:style style:name="P161" style:family="paragraph" style:parent-style-name="Heading_20_3">
      <style:text-properties officeooo:paragraph-rsid="00b1ca0c"/>
    </style:style>
    <style:style style:name="P162" style:family="paragraph" style:parent-style-name="Heading_20_3">
      <style:text-properties officeooo:paragraph-rsid="00df6630"/>
    </style:style>
    <style:style style:name="P163" style:family="paragraph" style:parent-style-name="Heading_20_3">
      <style:paragraph-properties fo:break-before="column"/>
      <style:text-properties officeooo:paragraph-rsid="00f357e7"/>
    </style:style>
    <style:style style:name="P164" style:family="paragraph" style:parent-style-name="Heading_20_3">
      <style:text-properties officeooo:paragraph-rsid="00ff5516"/>
    </style:style>
    <style:style style:name="P165" style:family="paragraph" style:parent-style-name="Heading_20_3">
      <style:text-properties officeooo:paragraph-rsid="0104082c"/>
    </style:style>
    <style:style style:name="P166" style:family="paragraph" style:parent-style-name="Heading_20_3">
      <style:text-properties officeooo:paragraph-rsid="01c13ad7"/>
    </style:style>
    <style:style style:name="P167" style:family="paragraph" style:parent-style-name="Heading_20_3">
      <style:text-properties officeooo:paragraph-rsid="00e3652d"/>
    </style:style>
    <style:style style:name="P168" style:family="paragraph" style:parent-style-name="Heading_20_3">
      <style:text-properties officeooo:paragraph-rsid="00e11aa4"/>
    </style:style>
    <style:style style:name="P169" style:family="paragraph" style:parent-style-name="Heading_20_3">
      <style:text-properties officeooo:paragraph-rsid="019c8f14"/>
    </style:style>
    <style:style style:name="P170" style:family="paragraph" style:parent-style-name="Heading_20_3">
      <style:text-properties officeooo:paragraph-rsid="013043c5"/>
    </style:style>
    <style:style style:name="P171" style:family="paragraph" style:parent-style-name="Heading_20_3">
      <style:text-properties officeooo:paragraph-rsid="00ebda56"/>
    </style:style>
    <style:style style:name="P172" style:family="paragraph" style:parent-style-name="Heading_20_3">
      <style:text-properties officeooo:paragraph-rsid="00b06ed4"/>
    </style:style>
    <style:style style:name="P173" style:family="paragraph" style:parent-style-name="Heading_20_3">
      <style:text-properties officeooo:paragraph-rsid="0104d48b"/>
    </style:style>
    <style:style style:name="P174" style:family="paragraph" style:parent-style-name="Heading_20_3">
      <style:text-properties officeooo:paragraph-rsid="010ff56f"/>
    </style:style>
    <style:style style:name="P175" style:family="paragraph" style:parent-style-name="Heading_20_3">
      <style:text-properties officeooo:paragraph-rsid="010d91c9"/>
    </style:style>
    <style:style style:name="P176" style:family="paragraph" style:parent-style-name="Heading_20_3">
      <style:text-properties officeooo:paragraph-rsid="01152ece"/>
    </style:style>
    <style:style style:name="P177" style:family="paragraph" style:parent-style-name="Heading_20_3">
      <style:text-properties officeooo:paragraph-rsid="011a60ce"/>
    </style:style>
    <style:style style:name="P178" style:family="paragraph" style:parent-style-name="Heading_20_3">
      <style:paragraph-properties fo:break-before="column"/>
      <style:text-properties officeooo:paragraph-rsid="01c69b09"/>
    </style:style>
    <style:style style:name="P179" style:family="paragraph" style:parent-style-name="Heading_20_3">
      <style:text-properties officeooo:paragraph-rsid="00f9582a"/>
    </style:style>
    <style:style style:name="P180" style:family="paragraph" style:parent-style-name="Heading_20_3">
      <style:text-properties officeooo:paragraph-rsid="011b9f8f"/>
    </style:style>
    <style:style style:name="P181" style:family="paragraph" style:parent-style-name="Heading_20_3">
      <style:text-properties officeooo:paragraph-rsid="012c61d8"/>
    </style:style>
    <style:style style:name="P182" style:family="paragraph" style:parent-style-name="Heading_20_3">
      <style:text-properties officeooo:paragraph-rsid="01418efd"/>
    </style:style>
    <style:style style:name="P183" style:family="paragraph" style:parent-style-name="Heading_20_3">
      <style:text-properties officeooo:paragraph-rsid="00b2453e"/>
    </style:style>
    <style:style style:name="P184" style:family="paragraph" style:parent-style-name="Heading_20_3">
      <style:paragraph-properties fo:break-before="column"/>
      <style:text-properties officeooo:paragraph-rsid="00b2453e"/>
    </style:style>
    <style:style style:name="P185" style:family="paragraph" style:parent-style-name="Heading_20_3">
      <style:text-properties officeooo:paragraph-rsid="0125d3a4"/>
    </style:style>
    <style:style style:name="P186" style:family="paragraph" style:parent-style-name="Heading_20_3">
      <style:text-properties officeooo:paragraph-rsid="01221687"/>
    </style:style>
    <style:style style:name="P187" style:family="paragraph" style:parent-style-name="Heading_20_3">
      <style:text-properties officeooo:paragraph-rsid="011b0917"/>
    </style:style>
    <style:style style:name="P188" style:family="paragraph" style:parent-style-name="Heading_20_3">
      <style:text-properties officeooo:paragraph-rsid="0126dc1b"/>
    </style:style>
    <style:style style:name="P189" style:family="paragraph" style:parent-style-name="Heading_20_3">
      <style:text-properties officeooo:paragraph-rsid="01bf4e23"/>
    </style:style>
    <style:style style:name="P190" style:family="paragraph" style:parent-style-name="Heading_20_3">
      <style:text-properties officeooo:paragraph-rsid="0130708b"/>
    </style:style>
    <style:style style:name="P191" style:family="paragraph" style:parent-style-name="Heading_20_3">
      <style:text-properties officeooo:paragraph-rsid="01a67b1d"/>
    </style:style>
    <style:style style:name="P192" style:family="paragraph" style:parent-style-name="Heading_20_3">
      <style:text-properties officeooo:paragraph-rsid="012ed30c"/>
    </style:style>
    <style:style style:name="P193" style:family="paragraph" style:parent-style-name="Heading_20_3">
      <style:text-properties officeooo:paragraph-rsid="01243d2f"/>
    </style:style>
    <style:style style:name="P194" style:family="paragraph" style:parent-style-name="Heading_20_3">
      <style:text-properties officeooo:paragraph-rsid="01279a43"/>
    </style:style>
    <style:style style:name="P195" style:family="paragraph" style:parent-style-name="Heading_20_3">
      <style:paragraph-properties fo:break-before="column"/>
      <style:text-properties officeooo:paragraph-rsid="01279a43"/>
    </style:style>
    <style:style style:name="P196" style:family="paragraph" style:parent-style-name="Heading_20_3">
      <style:text-properties officeooo:paragraph-rsid="0144295d"/>
    </style:style>
    <style:style style:name="P197" style:family="paragraph" style:parent-style-name="Heading_20_3">
      <style:text-properties officeooo:paragraph-rsid="0137666a"/>
    </style:style>
    <style:style style:name="P198" style:family="paragraph" style:parent-style-name="Heading_20_3">
      <style:text-properties officeooo:paragraph-rsid="00add673"/>
    </style:style>
    <style:style style:name="P199" style:family="paragraph" style:parent-style-name="Heading_20_3">
      <style:text-properties officeooo:paragraph-rsid="0102d4f0"/>
    </style:style>
    <style:style style:name="P200" style:family="paragraph" style:parent-style-name="Heading_20_3">
      <style:text-properties officeooo:paragraph-rsid="01d80117"/>
    </style:style>
    <style:style style:name="P201" style:family="paragraph" style:parent-style-name="Heading_20_3">
      <style:text-properties officeooo:paragraph-rsid="0138216c"/>
    </style:style>
    <style:style style:name="P202" style:family="paragraph" style:parent-style-name="Heading_20_3">
      <style:text-properties officeooo:paragraph-rsid="013153ed"/>
    </style:style>
    <style:style style:name="P203" style:family="paragraph" style:parent-style-name="Heading_20_3">
      <style:paragraph-properties fo:break-before="column"/>
      <style:text-properties officeooo:paragraph-rsid="013153ed"/>
    </style:style>
    <style:style style:name="P204" style:family="paragraph" style:parent-style-name="Heading_20_3">
      <style:text-properties officeooo:paragraph-rsid="0137b3bf"/>
    </style:style>
    <style:style style:name="P205" style:family="paragraph" style:parent-style-name="Heading_20_3">
      <style:text-properties officeooo:paragraph-rsid="00ed1a3f"/>
    </style:style>
    <style:style style:name="P206" style:family="paragraph" style:parent-style-name="Heading_20_3">
      <style:text-properties officeooo:paragraph-rsid="013c7361"/>
    </style:style>
    <style:style style:name="P207" style:family="paragraph" style:parent-style-name="Heading_20_3">
      <style:text-properties officeooo:paragraph-rsid="013c0a6f"/>
    </style:style>
    <style:style style:name="P208" style:family="paragraph" style:parent-style-name="Heading_20_3">
      <style:paragraph-properties fo:break-before="column"/>
      <style:text-properties officeooo:paragraph-rsid="013c0a6f"/>
    </style:style>
    <style:style style:name="P209" style:family="paragraph" style:parent-style-name="Heading_20_3">
      <style:text-properties officeooo:paragraph-rsid="0134e01d"/>
    </style:style>
    <style:style style:name="P210" style:family="paragraph" style:parent-style-name="Heading_20_3">
      <style:text-properties officeooo:paragraph-rsid="01371c29"/>
    </style:style>
    <style:style style:name="P211" style:family="paragraph" style:parent-style-name="Heading_20_3">
      <style:text-properties officeooo:paragraph-rsid="02084147"/>
    </style:style>
    <style:style style:name="P212" style:family="paragraph" style:parent-style-name="Heading_20_3">
      <style:text-properties officeooo:rsid="0209388c" officeooo:paragraph-rsid="0209388c"/>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096d4db"/>
    </style:style>
    <style:style style:name="T9" style:family="text">
      <style:text-properties officeooo:rsid="00985662"/>
    </style:style>
    <style:style style:name="T10" style:family="text">
      <style:text-properties officeooo:rsid="009a219c"/>
    </style:style>
    <style:style style:name="T11" style:family="text">
      <style:text-properties officeooo:rsid="009becdd"/>
    </style:style>
    <style:style style:name="T12" style:family="text">
      <style:text-properties fo:language="en" fo:country="US"/>
    </style:style>
    <style:style style:name="T13" style:family="text">
      <style:text-properties fo:language="en" fo:country="US" officeooo:rsid="00a8e284" style:language-asian="zh" style:country-asian="CN" style:language-complex="hi" style:country-complex="IN"/>
    </style:style>
    <style:style style:name="T14" style:family="text">
      <style:text-properties fo:language="en" fo:country="US" fo:font-style="italic" fo:font-weight="normal" officeooo:rsid="03da142e" style:font-style-asian="italic" style:font-weight-asian="normal" style:font-style-complex="italic" style:font-weight-complex="normal"/>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officeooo:rsid="03da142e" style:font-weight-asian="normal" style:font-weight-complex="normal"/>
    </style:style>
    <style:style style:name="T17" style:family="text">
      <style:text-properties fo:language="en" fo:country="US" fo:font-weight="normal" officeooo:rsid="03e733ce" style:font-weight-asian="normal" style:font-weight-complex="normal"/>
    </style:style>
    <style:style style:name="T18" style:family="text">
      <style:text-properties fo:language="en" fo:country="US" fo:font-weight="normal" officeooo:rsid="0208ea2e" style:font-weight-asian="normal" style:font-weight-complex="normal"/>
    </style:style>
    <style:style style:name="T19" style:family="text">
      <style:text-properties fo:language="en" fo:country="US" fo:font-weight="normal" officeooo:rsid="03da142e" style:language-asian="zh" style:country-asian="CN" style:font-weight-asian="normal" style:language-complex="hi" style:country-complex="IN" style:font-weight-complex="normal"/>
    </style:style>
    <style:style style:name="T20" style:family="text">
      <style:text-properties fo:language="en" fo:country="US" fo:font-weight="bold" style:font-weight-asian="bold" style:font-weight-complex="bold"/>
    </style:style>
    <style:style style:name="T21" style:family="text">
      <style:text-properties fo:language="en" fo:country="US" fo:font-weight="bold" officeooo:rsid="03e733ce"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39af3c3" style:font-weight-asian="bold" style:font-weight-complex="bold"/>
    </style:style>
    <style:style style:name="T24" style:family="text">
      <style:text-properties fo:font-weight="bold" officeooo:rsid="03b8148d" style:font-weight-asian="bold" style:font-weight-complex="bold"/>
    </style:style>
    <style:style style:name="T25" style:family="text">
      <style:text-properties fo:font-weight="bold" officeooo:rsid="00add673" style:font-weight-asian="bold" style:font-weight-complex="bold"/>
    </style:style>
    <style:style style:name="T26" style:family="text">
      <style:text-properties fo:font-weight="bold" officeooo:rsid="03d7e9be" style:font-weight-asian="bold" style:font-weight-complex="bold"/>
    </style:style>
    <style:style style:name="T27" style:family="text">
      <style:text-properties fo:font-weight="bold" officeooo:rsid="03c7a27a" style:font-weight-asian="bold" style:font-weight-complex="bold"/>
    </style:style>
    <style:style style:name="T28" style:family="text">
      <style:text-properties fo:font-weight="bold" officeooo:rsid="03f07150" style:font-weight-asian="bold" style:font-weight-complex="bold"/>
    </style:style>
    <style:style style:name="T29" style:family="text">
      <style:text-properties fo:font-weight="bold" officeooo:rsid="00c9489c" style:font-weight-asian="bold" style:font-weight-complex="bold"/>
    </style:style>
    <style:style style:name="T30" style:family="text">
      <style:text-properties fo:font-weight="bold" officeooo:rsid="00cb4aac" style:font-weight-asian="bold" style:font-weight-complex="bold"/>
    </style:style>
    <style:style style:name="T31" style:family="text">
      <style:text-properties fo:font-weight="bold" officeooo:rsid="00d24a74" style:font-weight-asian="bold" style:font-weight-complex="bold"/>
    </style:style>
    <style:style style:name="T32" style:family="text">
      <style:text-properties fo:font-weight="bold" officeooo:rsid="00d45f12" style:font-weight-asian="bold" style:font-weight-complex="bold"/>
    </style:style>
    <style:style style:name="T33" style:family="text">
      <style:text-properties fo:font-weight="bold" officeooo:rsid="00d764e5" style:font-weight-asian="bold" style:font-weight-complex="bold"/>
    </style:style>
    <style:style style:name="T34" style:family="text">
      <style:text-properties fo:font-weight="bold" officeooo:rsid="00d81005" style:font-weight-asian="bold" style:font-weight-complex="bold"/>
    </style:style>
    <style:style style:name="T35" style:family="text">
      <style:text-properties fo:font-weight="bold" officeooo:rsid="00dd13db" style:font-weight-asian="bold" style:font-weight-complex="bold"/>
    </style:style>
    <style:style style:name="T36" style:family="text">
      <style:text-properties fo:font-weight="bold" officeooo:rsid="00df6630" style:font-weight-asian="bold" style:font-weight-complex="bold"/>
    </style:style>
    <style:style style:name="T37" style:family="text">
      <style:text-properties fo:font-weight="bold" officeooo:rsid="00ee6b21" style:font-weight-asian="bold" style:font-weight-complex="bold"/>
    </style:style>
    <style:style style:name="T38" style:family="text">
      <style:text-properties fo:font-weight="bold" officeooo:rsid="00f70a83" style:font-weight-asian="bold" style:font-weight-complex="bold"/>
    </style:style>
    <style:style style:name="T39" style:family="text">
      <style:text-properties fo:font-weight="bold" officeooo:rsid="00f8b526" style:font-weight-asian="bold" style:font-weight-complex="bold"/>
    </style:style>
    <style:style style:name="T40" style:family="text">
      <style:text-properties fo:font-weight="bold" officeooo:rsid="00f9582a" style:font-weight-asian="bold" style:font-weight-complex="bold"/>
    </style:style>
    <style:style style:name="T41" style:family="text">
      <style:text-properties fo:font-weight="bold" officeooo:rsid="00ff5516" style:font-weight-asian="bold" style:font-weight-complex="bold"/>
    </style:style>
    <style:style style:name="T42" style:family="text">
      <style:text-properties fo:font-weight="bold" officeooo:rsid="010304ae" style:font-weight-asian="bold" style:font-weight-complex="bold"/>
    </style:style>
    <style:style style:name="T43" style:family="text">
      <style:text-properties fo:font-weight="bold" officeooo:rsid="010d91c9" style:font-weight-asian="bold" style:font-weight-complex="bold"/>
    </style:style>
    <style:style style:name="T44" style:family="text">
      <style:text-properties fo:font-weight="bold" officeooo:rsid="010e7e41" style:font-weight-asian="bold" style:font-weight-complex="bold"/>
    </style:style>
    <style:style style:name="T45" style:family="text">
      <style:text-properties fo:font-weight="bold" officeooo:rsid="010fdcf5" style:font-weight-asian="bold" style:font-weight-complex="bold"/>
    </style:style>
    <style:style style:name="T46" style:family="text">
      <style:text-properties fo:font-weight="bold" officeooo:rsid="01152ece" style:font-weight-asian="bold" style:font-weight-complex="bold"/>
    </style:style>
    <style:style style:name="T47" style:family="text">
      <style:text-properties fo:font-weight="bold" officeooo:rsid="011b9f8f" style:font-weight-asian="bold" style:font-weight-complex="bold"/>
    </style:style>
    <style:style style:name="T48" style:family="text">
      <style:text-properties fo:font-weight="bold" officeooo:rsid="011cc43e" style:font-weight-asian="bold" style:font-weight-complex="bold"/>
    </style:style>
    <style:style style:name="T49" style:family="text">
      <style:text-properties fo:font-weight="bold" officeooo:rsid="01221687" style:font-weight-asian="bold" style:font-weight-complex="bold"/>
    </style:style>
    <style:style style:name="T50" style:family="text">
      <style:text-properties fo:font-weight="bold" officeooo:rsid="01243d2f" style:font-weight-asian="bold" style:font-weight-complex="bold"/>
    </style:style>
    <style:style style:name="T51" style:family="text">
      <style:text-properties fo:font-weight="bold" officeooo:rsid="0125d3a4" style:font-weight-asian="bold" style:font-weight-complex="bold"/>
    </style:style>
    <style:style style:name="T52" style:family="text">
      <style:text-properties fo:font-weight="bold" officeooo:rsid="012945bf" style:font-weight-asian="bold" style:font-weight-complex="bold"/>
    </style:style>
    <style:style style:name="T53" style:family="text">
      <style:text-properties fo:font-weight="bold" officeooo:rsid="013043c5" style:font-weight-asian="bold" style:font-weight-complex="bold"/>
    </style:style>
    <style:style style:name="T54" style:family="text">
      <style:text-properties fo:font-weight="bold" officeooo:rsid="0130708b" style:font-weight-asian="bold" style:font-weight-complex="bold"/>
    </style:style>
    <style:style style:name="T55" style:family="text">
      <style:text-properties fo:font-weight="bold" officeooo:rsid="0134e01d" style:font-weight-asian="bold" style:font-weight-complex="bold"/>
    </style:style>
    <style:style style:name="T56" style:family="text">
      <style:text-properties fo:font-weight="bold" officeooo:rsid="01355bc4" style:font-weight-asian="bold" style:font-weight-complex="bold"/>
    </style:style>
    <style:style style:name="T57" style:family="text">
      <style:text-properties fo:font-weight="bold" officeooo:rsid="01371c29" style:font-weight-asian="bold" style:font-weight-complex="bold"/>
    </style:style>
    <style:style style:name="T58" style:family="text">
      <style:text-properties fo:font-weight="bold" officeooo:rsid="0137666a" style:font-weight-asian="bold" style:font-weight-complex="bold"/>
    </style:style>
    <style:style style:name="T59" style:family="text">
      <style:text-properties fo:font-weight="bold" officeooo:rsid="0138216c" style:font-weight-asian="bold" style:font-weight-complex="bold"/>
    </style:style>
    <style:style style:name="T60" style:family="text">
      <style:text-properties fo:font-weight="bold" officeooo:rsid="013c0a6f" style:font-weight-asian="bold" style:font-weight-complex="bold"/>
    </style:style>
    <style:style style:name="T61" style:family="text">
      <style:text-properties fo:font-weight="bold" officeooo:rsid="013c7361" style:font-weight-asian="bold" style:font-weight-complex="bold"/>
    </style:style>
    <style:style style:name="T62" style:family="text">
      <style:text-properties fo:font-weight="bold" officeooo:rsid="01402ca9" style:font-weight-asian="bold" style:font-weight-complex="bold"/>
    </style:style>
    <style:style style:name="T63" style:family="text">
      <style:text-properties fo:font-weight="bold" officeooo:rsid="0144295d" style:font-weight-asian="bold" style:font-weight-complex="bold"/>
    </style:style>
    <style:style style:name="T64" style:family="text">
      <style:text-properties fo:font-weight="bold" style:language-asian="zh" style:country-asian="CN" style:font-weight-asian="bold" style:language-complex="hi" style:country-complex="IN" style:font-weight-complex="bold"/>
    </style:style>
    <style:style style:name="T65" style:family="text">
      <style:text-properties fo:font-weight="bold" officeooo:rsid="03cc24cc" style:language-asian="zh" style:country-asian="CN" style:font-weight-asian="bold" style:language-complex="hi" style:country-complex="IN" style:font-weight-complex="bold"/>
    </style:style>
    <style:style style:name="T66" style:family="text">
      <style:text-properties fo:font-weight="bold" officeooo:rsid="00da0edd" style:language-asian="zh" style:country-asian="CN" style:font-weight-asian="bold" style:language-complex="hi" style:country-complex="IN" style:font-weight-complex="bold"/>
    </style:style>
    <style:style style:name="T67" style:family="text">
      <style:text-properties fo:font-weight="bold" officeooo:rsid="00e07511" style:language-asian="zh" style:country-asian="CN" style:font-weight-asian="bold" style:language-complex="hi" style:country-complex="IN" style:font-weight-complex="bold"/>
    </style:style>
    <style:style style:name="T68" style:family="text">
      <style:text-properties fo:font-weight="bold" officeooo:rsid="00e11aa4" style:language-asian="zh" style:country-asian="CN" style:font-weight-asian="bold" style:language-complex="hi" style:country-complex="IN" style:font-weight-complex="bold"/>
    </style:style>
    <style:style style:name="T69" style:family="text">
      <style:text-properties fo:font-weight="bold" officeooo:rsid="00e43ce7" style:language-asian="zh" style:country-asian="CN" style:font-weight-asian="bold" style:language-complex="hi" style:country-complex="IN" style:font-weight-complex="bold"/>
    </style:style>
    <style:style style:name="T70" style:family="text">
      <style:text-properties fo:font-weight="bold" officeooo:rsid="00e577fd" style:language-asian="zh" style:country-asian="CN" style:font-weight-asian="bold" style:language-complex="hi" style:country-complex="IN" style:font-weight-complex="bold"/>
    </style:style>
    <style:style style:name="T71" style:family="text">
      <style:text-properties fo:font-weight="bold" officeooo:rsid="00ebda56" style:language-asian="zh" style:country-asian="CN" style:font-weight-asian="bold" style:language-complex="hi" style:country-complex="IN" style:font-weight-complex="bold"/>
    </style:style>
    <style:style style:name="T72" style:family="text">
      <style:text-properties fo:font-weight="bold" officeooo:rsid="0104d48b" style:language-asian="zh" style:country-asian="CN" style:font-weight-asian="bold" style:language-complex="hi" style:country-complex="IN" style:font-weight-complex="bold"/>
    </style:style>
    <style:style style:name="T73" style:family="text">
      <style:text-properties fo:font-weight="bold" officeooo:rsid="010ff56f" style:language-asian="zh" style:country-asian="CN" style:font-weight-asian="bold" style:language-complex="hi" style:country-complex="IN" style:font-weight-complex="bold"/>
    </style:style>
    <style:style style:name="T74" style:family="text">
      <style:text-properties fo:font-weight="bold" officeooo:rsid="0113fe48" style:language-asian="zh" style:country-asian="CN" style:font-weight-asian="bold" style:language-complex="hi" style:country-complex="IN" style:font-weight-complex="bold"/>
    </style:style>
    <style:style style:name="T75" style:family="text">
      <style:text-properties fo:font-weight="bold" officeooo:rsid="01152ece" style:language-asian="zh" style:country-asian="CN" style:font-weight-asian="bold" style:language-complex="hi" style:country-complex="IN" style:font-weight-complex="bold"/>
    </style:style>
    <style:style style:name="T76" style:family="text">
      <style:text-properties fo:font-weight="bold" officeooo:rsid="011a60ce" style:language-asian="zh" style:country-asian="CN" style:font-weight-asian="bold" style:language-complex="hi" style:country-complex="IN" style:font-weight-complex="bold"/>
    </style:style>
    <style:style style:name="T77" style:family="text">
      <style:text-properties fo:font-weight="bold" officeooo:rsid="011b0917" style:language-asian="zh" style:country-asian="CN" style:font-weight-asian="bold" style:language-complex="hi" style:country-complex="IN" style:font-weight-complex="bold"/>
    </style:style>
    <style:style style:name="T78" style:family="text">
      <style:text-properties fo:font-weight="bold" officeooo:rsid="0126dc1b" style:language-asian="zh" style:country-asian="CN" style:font-weight-asian="bold" style:language-complex="hi" style:country-complex="IN" style:font-weight-complex="bold"/>
    </style:style>
    <style:style style:name="T79" style:family="text">
      <style:text-properties fo:font-weight="bold" officeooo:rsid="012c61d8" style:language-asian="zh" style:country-asian="CN" style:font-weight-asian="bold" style:language-complex="hi" style:country-complex="IN" style:font-weight-complex="bold"/>
    </style:style>
    <style:style style:name="T80" style:family="text">
      <style:text-properties fo:font-weight="bold" officeooo:rsid="012ed30c" style:language-asian="zh" style:country-asian="CN" style:font-weight-asian="bold" style:language-complex="hi" style:country-complex="IN" style:font-weight-complex="bold"/>
    </style:style>
    <style:style style:name="T81" style:family="text">
      <style:text-properties fo:font-weight="bold" officeooo:rsid="013153ed" style:language-asian="zh" style:country-asian="CN" style:font-weight-asian="bold" style:language-complex="hi" style:country-complex="IN" style:font-weight-complex="bold"/>
    </style:style>
    <style:style style:name="T82"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officeooo:rsid="039b9b66"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4897a4"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4906d3"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89bfd0"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0c3befb" style:letter-kerning="false" style:font-name-asian="Spectral1" style:font-size-asian="10pt" style:font-name-complex="Spectral1" style:font-size-complex="10pt"/>
    </style:style>
    <style:style style:name="T124"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5"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6"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7"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0"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1"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2" style:family="text">
      <style:text-properties fo:font-weight="normal" style:font-weight-asian="normal" style:font-weight-complex="normal"/>
    </style:style>
    <style:style style:name="T143" style:family="text">
      <style:text-properties fo:font-weight="normal" officeooo:rsid="039af3c3" style:font-weight-asian="normal" style:font-weight-complex="normal"/>
    </style:style>
    <style:style style:name="T144" style:family="text">
      <style:text-properties fo:font-weight="normal" officeooo:rsid="00ac9263" style:font-weight-asian="normal" style:font-weight-complex="normal"/>
    </style:style>
    <style:style style:name="T145" style:family="text">
      <style:text-properties fo:font-weight="normal" officeooo:rsid="03b8148d" style:font-weight-asian="normal" style:font-weight-complex="normal"/>
    </style:style>
    <style:style style:name="T146" style:family="text">
      <style:text-properties fo:font-weight="normal" officeooo:rsid="03d7e9be" style:font-weight-asian="normal" style:font-weight-complex="normal"/>
    </style:style>
    <style:style style:name="T147" style:family="text">
      <style:text-properties fo:font-weight="normal" officeooo:rsid="03c7a27a" style:font-weight-asian="normal" style:font-weight-complex="normal"/>
    </style:style>
    <style:style style:name="T148" style:family="text">
      <style:text-properties fo:font-weight="normal" officeooo:rsid="03f07150" style:font-weight-asian="normal" style:font-weight-complex="normal"/>
    </style:style>
    <style:style style:name="T149" style:family="text">
      <style:text-properties fo:font-weight="normal" officeooo:rsid="00b39820" style:font-weight-asian="normal" style:font-weight-complex="normal"/>
    </style:style>
    <style:style style:name="T150" style:family="text">
      <style:text-properties fo:font-weight="normal" officeooo:rsid="00b58937" style:font-weight-asian="normal" style:font-weight-complex="normal"/>
    </style:style>
    <style:style style:name="T151" style:family="text">
      <style:text-properties fo:font-weight="normal" officeooo:rsid="00b6e631" style:font-weight-asian="normal" style:font-weight-complex="normal"/>
    </style:style>
    <style:style style:name="T152" style:family="text">
      <style:text-properties fo:font-weight="normal" officeooo:rsid="00c9489c" style:font-weight-asian="normal" style:font-weight-complex="normal"/>
    </style:style>
    <style:style style:name="T153" style:family="text">
      <style:text-properties fo:font-weight="normal" officeooo:rsid="00cb4aac" style:font-weight-asian="normal" style:font-weight-complex="normal"/>
    </style:style>
    <style:style style:name="T154" style:family="text">
      <style:text-properties fo:font-weight="normal" officeooo:rsid="00d24a74" style:font-weight-asian="normal" style:font-weight-complex="normal"/>
    </style:style>
    <style:style style:name="T155" style:family="text">
      <style:text-properties fo:font-weight="normal" officeooo:rsid="00d45f12" style:font-weight-asian="normal" style:font-weight-complex="normal"/>
    </style:style>
    <style:style style:name="T156" style:family="text">
      <style:text-properties fo:font-weight="normal" officeooo:rsid="00d764e5" style:font-weight-asian="normal" style:font-weight-complex="normal"/>
    </style:style>
    <style:style style:name="T157" style:family="text">
      <style:text-properties fo:font-weight="normal" officeooo:rsid="00d81005" style:font-weight-asian="normal" style:font-weight-complex="normal"/>
    </style:style>
    <style:style style:name="T158" style:family="text">
      <style:text-properties fo:font-weight="normal" officeooo:rsid="00dd13db" style:font-weight-asian="normal" style:font-weight-complex="normal"/>
    </style:style>
    <style:style style:name="T159" style:family="text">
      <style:text-properties fo:font-weight="normal" officeooo:rsid="00df6630" style:font-weight-asian="normal" style:font-weight-complex="normal"/>
    </style:style>
    <style:style style:name="T160" style:family="text">
      <style:text-properties fo:font-weight="normal" officeooo:rsid="00efd7e2" style:font-weight-asian="normal" style:font-weight-complex="normal"/>
    </style:style>
    <style:style style:name="T161" style:family="text">
      <style:text-properties fo:font-weight="normal" officeooo:rsid="00f70a83" style:font-weight-asian="normal" style:font-weight-complex="normal"/>
    </style:style>
    <style:style style:name="T162" style:family="text">
      <style:text-properties fo:font-weight="normal" officeooo:rsid="00f8b526" style:font-weight-asian="normal" style:font-weight-complex="normal"/>
    </style:style>
    <style:style style:name="T163" style:family="text">
      <style:text-properties fo:font-weight="normal" officeooo:rsid="00fb5816" style:font-weight-asian="normal" style:font-weight-complex="normal"/>
    </style:style>
    <style:style style:name="T164" style:family="text">
      <style:text-properties fo:font-weight="normal" officeooo:rsid="00ff5516" style:font-weight-asian="normal" style:font-weight-complex="normal"/>
    </style:style>
    <style:style style:name="T165" style:family="text">
      <style:text-properties fo:font-weight="normal" officeooo:rsid="010304ae" style:font-weight-asian="normal" style:font-weight-complex="normal"/>
    </style:style>
    <style:style style:name="T166" style:family="text">
      <style:text-properties fo:font-weight="normal" officeooo:rsid="010d91c9" style:font-weight-asian="normal" style:font-weight-complex="normal"/>
    </style:style>
    <style:style style:name="T167" style:family="text">
      <style:text-properties fo:font-weight="normal" officeooo:rsid="010e7e41" style:font-weight-asian="normal" style:font-weight-complex="normal"/>
    </style:style>
    <style:style style:name="T168" style:family="text">
      <style:text-properties fo:font-weight="normal" officeooo:rsid="010fdcf5" style:font-weight-asian="normal" style:font-weight-complex="normal"/>
    </style:style>
    <style:style style:name="T169" style:family="text">
      <style:text-properties fo:font-weight="normal" officeooo:rsid="011b9f8f" style:font-weight-asian="normal" style:font-weight-complex="normal"/>
    </style:style>
    <style:style style:name="T170" style:family="text">
      <style:text-properties fo:font-weight="normal" officeooo:rsid="011cc43e" style:font-weight-asian="normal" style:font-weight-complex="normal"/>
    </style:style>
    <style:style style:name="T171" style:family="text">
      <style:text-properties fo:font-weight="normal" officeooo:rsid="0123f3a2" style:font-weight-asian="normal" style:font-weight-complex="normal"/>
    </style:style>
    <style:style style:name="T172" style:family="text">
      <style:text-properties fo:font-weight="normal" officeooo:rsid="01243d2f" style:font-weight-asian="normal" style:font-weight-complex="normal"/>
    </style:style>
    <style:style style:name="T173" style:family="text">
      <style:text-properties fo:font-weight="normal" officeooo:rsid="0125d3a4" style:font-weight-asian="normal" style:font-weight-complex="normal"/>
    </style:style>
    <style:style style:name="T174" style:family="text">
      <style:text-properties fo:font-weight="normal" officeooo:rsid="012945bf" style:font-weight-asian="normal" style:font-weight-complex="normal"/>
    </style:style>
    <style:style style:name="T175" style:family="text">
      <style:text-properties fo:font-weight="normal" officeooo:rsid="013043c5" style:font-weight-asian="normal" style:font-weight-complex="normal"/>
    </style:style>
    <style:style style:name="T176" style:family="text">
      <style:text-properties fo:font-weight="normal" officeooo:rsid="0130708b" style:font-weight-asian="normal" style:font-weight-complex="normal"/>
    </style:style>
    <style:style style:name="T177" style:family="text">
      <style:text-properties fo:font-weight="normal" officeooo:rsid="0134e01d" style:font-weight-asian="normal" style:font-weight-complex="normal"/>
    </style:style>
    <style:style style:name="T178" style:family="text">
      <style:text-properties fo:font-weight="normal" officeooo:rsid="01371c29" style:font-weight-asian="normal" style:font-weight-complex="normal"/>
    </style:style>
    <style:style style:name="T179" style:family="text">
      <style:text-properties fo:font-weight="normal" officeooo:rsid="0137666a" style:font-weight-asian="normal" style:font-weight-complex="normal"/>
    </style:style>
    <style:style style:name="T180" style:family="text">
      <style:text-properties fo:font-weight="normal" officeooo:rsid="0138216c" style:font-weight-asian="normal" style:font-weight-complex="normal"/>
    </style:style>
    <style:style style:name="T181" style:family="text">
      <style:text-properties fo:font-weight="normal" officeooo:rsid="013c0a6f" style:font-weight-asian="normal" style:font-weight-complex="normal"/>
    </style:style>
    <style:style style:name="T182" style:family="text">
      <style:text-properties fo:font-weight="normal" officeooo:rsid="013c7361" style:font-weight-asian="normal" style:font-weight-complex="normal"/>
    </style:style>
    <style:style style:name="T183" style:family="text">
      <style:text-properties fo:font-weight="normal" officeooo:rsid="01402ca9" style:font-weight-asian="normal" style:font-weight-complex="normal"/>
    </style:style>
    <style:style style:name="T184" style:family="text">
      <style:text-properties fo:font-weight="normal" officeooo:rsid="0144295d" style:font-weight-asian="normal" style:font-weight-complex="normal"/>
    </style:style>
    <style:style style:name="T185" style:family="text">
      <style:text-properties fo:font-weight="normal" officeooo:rsid="015b0b3c" style:font-weight-asian="normal" style:font-weight-complex="normal"/>
    </style:style>
    <style:style style:name="T186" style:family="text">
      <style:text-properties fo:font-weight="normal" officeooo:rsid="016281b2" style:font-weight-asian="normal" style:font-weight-complex="normal"/>
    </style:style>
    <style:style style:name="T187" style:family="text">
      <style:text-properties fo:font-weight="normal" officeooo:rsid="016b9062" style:font-weight-asian="normal" style:font-weight-complex="normal"/>
    </style:style>
    <style:style style:name="T188" style:family="text">
      <style:text-properties fo:font-weight="normal" officeooo:rsid="01777a10" style:font-weight-asian="normal" style:font-weight-complex="normal"/>
    </style:style>
    <style:style style:name="T189" style:family="text">
      <style:text-properties fo:font-weight="normal" officeooo:rsid="017d066d" style:font-weight-asian="normal" style:font-weight-complex="normal"/>
    </style:style>
    <style:style style:name="T190" style:family="text">
      <style:text-properties fo:font-weight="normal" officeooo:rsid="017fb8f5" style:font-weight-asian="normal" style:font-weight-complex="normal"/>
    </style:style>
    <style:style style:name="T191" style:family="text">
      <style:text-properties fo:font-weight="normal" officeooo:rsid="01ad0fff" style:font-weight-asian="normal" style:font-weight-complex="normal"/>
    </style:style>
    <style:style style:name="T192" style:family="text">
      <style:text-properties fo:font-weight="normal" officeooo:rsid="01d2a091" style:font-weight-asian="normal" style:font-weight-complex="normal"/>
    </style:style>
    <style:style style:name="T193" style:family="text">
      <style:text-properties fo:font-weight="normal" officeooo:rsid="01db8255" style:font-weight-asian="normal" style:font-weight-complex="normal"/>
    </style:style>
    <style:style style:name="T194" style:family="text">
      <style:text-properties fo:font-weight="normal" officeooo:rsid="020a1a59" style:font-weight-asian="normal" style:font-weight-complex="normal"/>
    </style:style>
    <style:style style:name="T195" style:family="text">
      <style:text-properties fo:font-weight="normal" officeooo:rsid="03cc24cc" style:language-asian="zh" style:country-asian="CN" style:font-weight-asian="normal" style:language-complex="hi" style:country-complex="IN" style:font-weight-complex="normal"/>
    </style:style>
    <style:style style:name="T196" style:family="text">
      <style:text-properties fo:font-weight="normal" officeooo:rsid="00da0edd" style:language-asian="zh" style:country-asian="CN" style:font-weight-asian="normal" style:language-complex="hi" style:country-complex="IN" style:font-weight-complex="normal"/>
    </style:style>
    <style:style style:name="T197" style:family="text">
      <style:text-properties fo:font-weight="normal" officeooo:rsid="00e07511" style:language-asian="zh" style:country-asian="CN" style:font-weight-asian="normal" style:language-complex="hi" style:country-complex="IN" style:font-weight-complex="normal"/>
    </style:style>
    <style:style style:name="T198" style:family="text">
      <style:text-properties fo:font-weight="normal" officeooo:rsid="00e11aa4" style:language-asian="zh" style:country-asian="CN" style:font-weight-asian="normal" style:language-complex="hi" style:country-complex="IN" style:font-weight-complex="normal"/>
    </style:style>
    <style:style style:name="T199" style:family="text">
      <style:text-properties fo:font-weight="normal" officeooo:rsid="00e43ce7" style:language-asian="zh" style:country-asian="CN" style:font-weight-asian="normal" style:language-complex="hi" style:country-complex="IN" style:font-weight-complex="normal"/>
    </style:style>
    <style:style style:name="T200" style:family="text">
      <style:text-properties fo:font-weight="normal" officeooo:rsid="00e577fd" style:language-asian="zh" style:country-asian="CN" style:font-weight-asian="normal" style:language-complex="hi" style:country-complex="IN" style:font-weight-complex="normal"/>
    </style:style>
    <style:style style:name="T201" style:family="text">
      <style:text-properties fo:font-weight="normal" officeooo:rsid="00ebda56" style:language-asian="zh" style:country-asian="CN" style:font-weight-asian="normal" style:language-complex="hi" style:country-complex="IN" style:font-weight-complex="normal"/>
    </style:style>
    <style:style style:name="T202" style:family="text">
      <style:text-properties fo:font-weight="normal" officeooo:rsid="0104d48b" style:language-asian="zh" style:country-asian="CN" style:font-weight-asian="normal" style:language-complex="hi" style:country-complex="IN" style:font-weight-complex="normal"/>
    </style:style>
    <style:style style:name="T203" style:family="text">
      <style:text-properties fo:font-weight="normal" officeooo:rsid="010ff56f" style:language-asian="zh" style:country-asian="CN" style:font-weight-asian="normal" style:language-complex="hi" style:country-complex="IN" style:font-weight-complex="normal"/>
    </style:style>
    <style:style style:name="T204" style:family="text">
      <style:text-properties fo:font-weight="normal" officeooo:rsid="0113fe48" style:language-asian="zh" style:country-asian="CN" style:font-weight-asian="normal" style:language-complex="hi" style:country-complex="IN" style:font-weight-complex="normal"/>
    </style:style>
    <style:style style:name="T205" style:family="text">
      <style:text-properties fo:font-weight="normal" officeooo:rsid="01152ece" style:language-asian="zh" style:country-asian="CN" style:font-weight-asian="normal" style:language-complex="hi" style:country-complex="IN" style:font-weight-complex="normal"/>
    </style:style>
    <style:style style:name="T206" style:family="text">
      <style:text-properties fo:font-weight="normal" officeooo:rsid="01157e01" style:language-asian="zh" style:country-asian="CN" style:font-weight-asian="normal" style:language-complex="hi" style:country-complex="IN" style:font-weight-complex="normal"/>
    </style:style>
    <style:style style:name="T207" style:family="text">
      <style:text-properties fo:font-weight="normal" officeooo:rsid="011a60ce" style:language-asian="zh" style:country-asian="CN" style:font-weight-asian="normal" style:language-complex="hi" style:country-complex="IN" style:font-weight-complex="normal"/>
    </style:style>
    <style:style style:name="T208" style:family="text">
      <style:text-properties fo:font-weight="normal" officeooo:rsid="011b0917" style:language-asian="zh" style:country-asian="CN" style:font-weight-asian="normal" style:language-complex="hi" style:country-complex="IN" style:font-weight-complex="normal"/>
    </style:style>
    <style:style style:name="T209" style:family="text">
      <style:text-properties fo:font-weight="normal" officeooo:rsid="0126dc1b" style:language-asian="zh" style:country-asian="CN" style:font-weight-asian="normal" style:language-complex="hi" style:country-complex="IN" style:font-weight-complex="normal"/>
    </style:style>
    <style:style style:name="T210" style:family="text">
      <style:text-properties fo:font-weight="normal" officeooo:rsid="012c61d8" style:language-asian="zh" style:country-asian="CN" style:font-weight-asian="normal" style:language-complex="hi" style:country-complex="IN" style:font-weight-complex="normal"/>
    </style:style>
    <style:style style:name="T211" style:family="text">
      <style:text-properties fo:font-weight="normal" officeooo:rsid="012ed30c" style:language-asian="zh" style:country-asian="CN" style:font-weight-asian="normal" style:language-complex="hi" style:country-complex="IN" style:font-weight-complex="normal"/>
    </style:style>
    <style:style style:name="T212" style:family="text">
      <style:text-properties fo:font-weight="normal" officeooo:rsid="013153ed" style:language-asian="zh" style:country-asian="CN" style:font-weight-asian="normal" style:language-complex="hi" style:country-complex="IN" style:font-weight-complex="normal"/>
    </style:style>
    <style:style style:name="T213" style:family="text">
      <style:text-properties fo:font-weight="normal" officeooo:rsid="015d5182" style:language-asian="zh" style:country-asian="CN" style:font-weight-asian="normal" style:language-complex="hi" style:country-complex="IN" style:font-weight-complex="normal"/>
    </style:style>
    <style:style style:name="T214" style:family="text">
      <style:text-properties fo:font-weight="normal" officeooo:rsid="01777a10" style:language-asian="zh" style:country-asian="CN" style:font-weight-asian="normal" style:language-complex="hi" style:country-complex="IN" style:font-weight-complex="normal"/>
    </style:style>
    <style:style style:name="T215" style:family="text">
      <style:text-properties fo:font-weight="normal" officeooo:rsid="01a25c82" style:language-asian="zh" style:country-asian="CN" style:font-weight-asian="normal" style:language-complex="hi" style:country-complex="IN" style:font-weight-complex="normal"/>
    </style:style>
    <style:style style:name="T216" style:family="text">
      <style:text-properties officeooo:rsid="039b9b66"/>
    </style:style>
    <style:style style:name="T217" style:family="text">
      <style:text-properties officeooo:rsid="00add673"/>
    </style:style>
    <style:style style:name="T218" style:family="text">
      <style:text-properties fo:font-style="italic" style:font-style-asian="italic" style:font-style-complex="italic"/>
    </style:style>
    <style:style style:name="T219" style:family="text">
      <style:text-properties fo:font-style="italic" officeooo:rsid="00d764e5" style:font-style-asian="italic" style:font-style-complex="italic"/>
    </style:style>
    <style:style style:name="T220" style:family="text">
      <style:text-properties officeooo:rsid="00ae7550"/>
    </style:style>
    <style:style style:name="T221" style:family="text">
      <style:text-properties officeooo:rsid="03e733ce"/>
    </style:style>
    <style:style style:name="T222" style:family="text">
      <style:text-properties officeooo:rsid="00b6e631"/>
    </style:style>
    <style:style style:name="T223" style:family="text">
      <style:text-properties officeooo:rsid="00b8f304"/>
    </style:style>
    <style:style style:name="T224" style:family="text">
      <style:text-properties officeooo:rsid="00bc2339"/>
    </style:style>
    <style:style style:name="T225" style:family="text">
      <style:text-properties officeooo:rsid="00bdcc1c"/>
    </style:style>
    <style:style style:name="T226" style:family="text">
      <style:text-properties officeooo:rsid="00be108e"/>
    </style:style>
    <style:style style:name="T227" style:family="text">
      <style:text-properties officeooo:rsid="00c4e447"/>
    </style:style>
    <style:style style:name="T228" style:family="text">
      <style:text-properties officeooo:rsid="00c613dc"/>
    </style:style>
    <style:style style:name="T229" style:family="text">
      <style:text-properties officeooo:rsid="00c6b585"/>
    </style:style>
    <style:style style:name="T230" style:family="text">
      <style:text-properties officeooo:rsid="00c9489c"/>
    </style:style>
    <style:style style:name="T231" style:family="text">
      <style:text-properties officeooo:rsid="00c9a82e"/>
    </style:style>
    <style:style style:name="T232" style:family="text">
      <style:text-properties officeooo:rsid="00cd7d83"/>
    </style:style>
    <style:style style:name="T233" style:family="text">
      <style:text-properties officeooo:rsid="00d3fe38"/>
    </style:style>
    <style:style style:name="T234" style:family="text">
      <style:text-properties officeooo:rsid="00d45f12"/>
    </style:style>
    <style:style style:name="T235" style:family="text">
      <style:text-properties officeooo:rsid="00d764e5"/>
    </style:style>
    <style:style style:name="T236" style:family="text">
      <style:text-properties fo:font-style="normal" style:font-style-asian="normal" style:font-style-complex="normal"/>
    </style:style>
    <style:style style:name="T237" style:family="text">
      <style:text-properties fo:font-style="normal" officeooo:rsid="00d764e5" style:font-style-asian="normal" style:font-style-complex="normal"/>
    </style:style>
    <style:style style:name="T238" style:family="text">
      <style:text-properties fo:font-style="normal" officeooo:rsid="018d47b3" style:font-style-asian="normal" style:font-style-complex="normal"/>
    </style:style>
    <style:style style:name="T239" style:family="text">
      <style:text-properties fo:font-style="normal" officeooo:rsid="018dcad6" style:font-style-asian="normal" style:font-style-complex="normal"/>
    </style:style>
    <style:style style:name="T240" style:family="text">
      <style:text-properties fo:font-style="normal" style:language-asian="zh" style:country-asian="CN" style:font-style-asian="normal" style:language-complex="hi" style:country-complex="IN" style:font-style-complex="normal"/>
    </style:style>
    <style:style style:name="T241" style:family="text">
      <style:text-properties fo:font-style="normal" officeooo:rsid="00d764e5" style:language-asian="zh" style:country-asian="CN" style:font-style-asian="normal" style:language-complex="hi" style:country-complex="IN" style:font-style-complex="normal"/>
    </style:style>
    <style:style style:name="T242" style:family="text">
      <style:text-properties fo:font-style="normal" officeooo:rsid="017d066d" style:language-asian="zh" style:country-asian="CN" style:font-style-asian="normal" style:language-complex="hi" style:country-complex="IN" style:font-style-complex="normal"/>
    </style:style>
    <style:style style:name="T243" style:family="text">
      <style:text-properties officeooo:rsid="00dca976"/>
    </style:style>
    <style:style style:name="T244" style:family="text">
      <style:text-properties officeooo:rsid="00ddbccd"/>
    </style:style>
    <style:style style:name="T245" style:family="text">
      <style:text-properties officeooo:rsid="00df6630"/>
    </style:style>
    <style:style style:name="T246" style:family="text">
      <style:text-properties officeooo:rsid="00e0fa29"/>
    </style:style>
    <style:style style:name="T247" style:family="text">
      <style:text-properties officeooo:rsid="00e55c61"/>
    </style:style>
    <style:style style:name="T248" style:family="text">
      <style:text-properties officeooo:rsid="00ebda56"/>
    </style:style>
    <style:style style:name="T249" style:family="text">
      <style:text-properties officeooo:rsid="00fb5816"/>
    </style:style>
    <style:style style:name="T250" style:family="text">
      <style:text-properties officeooo:rsid="0101fa07"/>
    </style:style>
    <style:style style:name="T251" style:family="text">
      <style:text-properties officeooo:rsid="01033554"/>
    </style:style>
    <style:style style:name="T252" style:family="text">
      <style:text-properties officeooo:rsid="010e7e41"/>
    </style:style>
    <style:style style:name="T253" style:family="text">
      <style:text-properties officeooo:rsid="010fbe08"/>
    </style:style>
    <style:style style:name="T254" style:family="text">
      <style:text-properties officeooo:rsid="0113f9ae"/>
    </style:style>
    <style:style style:name="T255" style:family="text">
      <style:text-properties officeooo:rsid="012c61d8"/>
    </style:style>
    <style:style style:name="T256" style:family="text">
      <style:text-properties officeooo:rsid="0134e24f"/>
    </style:style>
    <style:style style:name="T257" style:family="text">
      <style:text-properties officeooo:rsid="0138216c"/>
    </style:style>
    <style:style style:name="T258" style:family="text">
      <style:text-properties officeooo:rsid="0138c116"/>
    </style:style>
    <style:style style:name="T259" style:family="text">
      <style:text-properties officeooo:rsid="0144295d"/>
    </style:style>
    <style:style style:name="T260" style:family="text">
      <style:text-properties officeooo:rsid="014a5970"/>
    </style:style>
    <style:style style:name="T261" style:family="text">
      <style:text-properties officeooo:rsid="014bddbf"/>
    </style:style>
    <style:style style:name="T262" style:family="text">
      <style:text-properties officeooo:rsid="014d9327"/>
    </style:style>
    <style:style style:name="T263" style:family="text">
      <style:text-properties officeooo:rsid="0168e36d"/>
    </style:style>
    <style:style style:name="T264" style:family="text">
      <style:text-properties officeooo:rsid="0169e2c0"/>
    </style:style>
    <style:style style:name="T265" style:family="text">
      <style:text-properties officeooo:rsid="0175dc14"/>
    </style:style>
    <style:style style:name="T266" style:family="text">
      <style:text-properties officeooo:rsid="01777a10"/>
    </style:style>
    <style:style style:name="T267" style:family="text">
      <style:text-properties officeooo:rsid="01783a84"/>
    </style:style>
    <style:style style:name="T268" style:family="text">
      <style:text-properties officeooo:rsid="0178c7fa"/>
    </style:style>
    <style:style style:name="T269" style:family="text">
      <style:text-properties officeooo:rsid="017d066d"/>
    </style:style>
    <style:style style:name="T270" style:family="text">
      <style:text-properties officeooo:rsid="01862a22"/>
    </style:style>
    <style:style style:name="T271" style:family="text">
      <style:text-properties officeooo:rsid="0187ec39"/>
    </style:style>
    <style:style style:name="T272" style:family="text">
      <style:text-properties officeooo:rsid="01887bfc"/>
    </style:style>
    <style:style style:name="T273" style:family="text">
      <style:text-properties officeooo:rsid="0189bfd0"/>
    </style:style>
    <style:style style:name="T274" style:family="text">
      <style:text-properties officeooo:rsid="0181291f"/>
    </style:style>
    <style:style style:name="T275" style:family="text">
      <style:text-properties officeooo:rsid="0191dfdb"/>
    </style:style>
    <style:style style:name="T276" style:family="text">
      <style:text-properties officeooo:rsid="01974f35"/>
    </style:style>
    <style:style style:name="T277" style:family="text">
      <style:text-properties officeooo:rsid="0198f00a"/>
    </style:style>
    <style:style style:name="T278" style:family="text">
      <style:text-properties officeooo:rsid="019a033f"/>
    </style:style>
    <style:style style:name="T279" style:family="text">
      <style:text-properties officeooo:rsid="019c8f14"/>
    </style:style>
    <style:style style:name="T280" style:family="text">
      <style:text-properties officeooo:rsid="01a41c60"/>
    </style:style>
    <style:style style:name="T281" style:family="text">
      <style:text-properties officeooo:rsid="01aad629"/>
    </style:style>
    <style:style style:name="T282" style:family="text">
      <style:text-properties officeooo:rsid="01ab4e75"/>
    </style:style>
    <style:style style:name="T283" style:family="text">
      <style:text-properties officeooo:rsid="01aec0c3"/>
    </style:style>
    <style:style style:name="T284" style:family="text">
      <style:text-properties officeooo:rsid="01af9f94"/>
    </style:style>
    <style:style style:name="T285" style:family="text">
      <style:text-properties officeooo:rsid="01b0e7a3"/>
    </style:style>
    <style:style style:name="T286" style:family="text">
      <style:text-properties officeooo:rsid="01b215d3"/>
    </style:style>
    <style:style style:name="T287" style:family="text">
      <style:text-properties officeooo:rsid="01b2e47d"/>
    </style:style>
    <style:style style:name="T288" style:family="text">
      <style:text-properties officeooo:rsid="01b326a1"/>
    </style:style>
    <style:style style:name="T289" style:family="text">
      <style:text-properties officeooo:rsid="01b57d45"/>
    </style:style>
    <style:style style:name="T290" style:family="text">
      <style:text-properties officeooo:rsid="01b58c3a"/>
    </style:style>
    <style:style style:name="T291" style:family="text">
      <style:text-properties officeooo:rsid="01b6d591"/>
    </style:style>
    <style:style style:name="T292" style:family="text">
      <style:text-properties officeooo:rsid="01cb53a6"/>
    </style:style>
    <style:style style:name="T293" style:family="text">
      <style:text-properties officeooo:rsid="01ccc22b"/>
    </style:style>
    <style:style style:name="T294" style:family="text">
      <style:text-properties officeooo:rsid="01ceb0b7"/>
    </style:style>
    <style:style style:name="T295" style:family="text">
      <style:text-properties officeooo:rsid="01d0c2aa"/>
    </style:style>
    <style:style style:name="T296" style:family="text">
      <style:text-properties officeooo:rsid="01d80117"/>
    </style:style>
    <style:style style:name="T297" style:family="text">
      <style:text-properties officeooo:rsid="01daab96"/>
    </style:style>
    <style:style style:name="T298" style:family="text">
      <style:text-properties officeooo:rsid="01dc0290"/>
    </style:style>
    <style:style style:name="T299" style:family="text">
      <style:text-properties officeooo:rsid="01dfb9d6"/>
    </style:style>
    <style:style style:name="T300" style:family="text">
      <style:text-properties officeooo:rsid="01e171a9"/>
    </style:style>
    <style:style style:name="T301" style:family="text">
      <style:text-properties fo:font-variant="small-caps" fo:color="#111111" loext:opacity="100%" style:text-outline="false" style:font-name="Mercury Text G2 Semibold"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02" style:family="text">
      <style:text-properties fo:font-variant="small-caps" fo:color="#1c1c1c" loext:opacity="100%" style:font-name="Goudy Old Style" fo:font-size="20pt" fo:font-style="normal" fo:text-shadow="none" fo:font-weight="bold"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03"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04"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05" style:family="text">
      <style:text-properties officeooo:rsid="01f0a8af"/>
    </style:style>
    <style:style style:name="T306" style:family="text">
      <style:text-properties officeooo:rsid="01f42d81"/>
    </style:style>
    <style:style style:name="T307" style:family="text">
      <style:text-properties officeooo:rsid="01f59d53"/>
    </style:style>
    <style:style style:name="T308" style:family="text">
      <style:text-properties officeooo:rsid="01ffceef"/>
    </style:style>
    <style:style style:name="T309" style:family="text">
      <style:text-properties officeooo:rsid="0201eaaf"/>
    </style:style>
    <style:style style:name="T310" style:family="text">
      <style:text-properties officeooo:rsid="020371a2"/>
    </style:style>
    <style:style style:name="T311" style:family="text">
      <style:text-properties officeooo:rsid="0204fa52"/>
    </style:style>
    <style:style style:name="T312" style:family="text">
      <style:text-properties officeooo:rsid="0207d1fb"/>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4">They are paragons of mankind, representing Humanity at its most extremes. Whatever a Solar sets their mind to, it will be done.</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text:p>
        <text:p text:style-name="Exalted">These are questions that might just be answered, as the Sun has started Exalting his chosen in unprecedented number—a strain mighty on his wounded soul; a strain that must have reason.</text:p>
        <text:h text:style-name="P142"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143" text:outline-level="3">Solars as Protagonists</text:h>
        <text:p text:style-name="P4">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4">They will never will think of themselves as being in the wrong. To them, they are always the hero—no matter what drastic actions they take or people they hurt along the way.</text:p>
        <text:h text:style-name="P137" text:outline-level="2"><text:soft-page-break/>Solar Bonuses</text:h>
        <text:h text:style-name="P144" text:outline-level="3">Skilled Start</text:h>
        <text:p text:style-name="P18">The Solar starts with <text:span text:style-name="T22">5 extra points</text:span><text:span text:style-name="T142"> of abilities during character creation. These points may raise abilities past </text:span><text:span text:style-name="T22">3</text:span><text:span text:style-name="T142">.</text:span></text:p>
        <text:h text:style-name="P145" text:outline-level="3">Expanded Mote Pool</text:h>
        <text:p text:style-name="P19"><text:span text:style-name="T151">T</text:span><text:span text:style-name="T142">he Solar expands their mote pool permanently by </text:span><text:span text:style-name="T22">2 motes.</text:span></text:p>
        <text:h text:style-name="Heading_20_3" text:outline-level="3">Supernal Force</text:h>
        <text:p text:style-name="P126">A Solar is able to <text:span text:style-name="T222">push themselves beyond normal capabilities. They may purchase Greater Charms of their Caste at Essence 1, and Capstone Charms of their Caste at Essence 3. <text:s/></text:span><text:span text:style-name="T226">Twilight Caste Solars may do the same with Greater and Capstone Spells.</text:span></text:p>
        <text:p text:style-name="P127">At Character Creation, you must still purchase 3 Lesser Powers, but may purchase the Greater Charms with the bonus experience.</text:p>
        <text:h text:style-name="Heading_20_3" text:outline-level="3">Solar Excellency</text:h>
        <text:p text:style-name="P11"><text:span text:style-name="T223">At the cost of 1 Limit, the Solar may </text:span><text:span text:style-name="T123">either add the used (Ability) or (Essence) as</text:span><text:span text:style-name="T223"> immediate successes, </text:span><text:span text:style-name="T228">whichever is higher</text:span><text:span text:style-name="T223">. </text:span><text:span text:style-name="T224">This may </text:span><text:span text:style-name="T225">be used for </text:span><text:span text:style-name="T229">defensive</text:span><text:span text:style-name="T225"> values, for example increasing Evasion </text:span><text:span text:style-name="T227">by </text:span><text:span text:style-name="T225">the (Athletics) score.</text:span></text:p>
        <text:h text:style-name="Heading_20_2" text:outline-level="2">Solar <text:span text:style-name="T307">Anima</text:span> <text:span text:style-name="T303">Banners</text:span> </text:h>
        <text:p text:style-name="P125">The anima of Solars <text:span text:style-name="T306">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138" text:outline-level="2">Soulfire</text:h>
        <text:p text:style-name="P21">The <text:span text:style-name="T1">boundless</text:span> essence of a Solar <text:span text:style-name="T1">is, in itself, a dangerous weapon. With certain charms and actions, the Solar can lance out their anima itself as an extension of themselves.</text:span></text:p>
        <text:p text:style-name="P21">This Soulfire is particularly threatening to Creatures of Darkness.</text:p>
        <text:h text:style-name="P146" text:outline-level="3">Creatures of Darkness</text:h>
        <text:p text:style-name="P21">These are any Spirits, demons, or other supernatural creatures whose bodies and nature recoil at the sight of the Sun and his Chosen. The following are a broad stroke classification of Creatures of Darkness:</text:p>
        <text:list xml:id="list2089457469" text:style-name="Exalt_20_Dot">
          <text:list-item>
            <text:p text:style-name="P130">Denizens of the Underworld, such as ghosts, specters, and zombies, and even its champions, the Abyssal Exalted.</text:p>
          </text:list-item>
          <text:list-item>
            <text:p text:style-name="P130">Any Spirits of the Night, those gods and monsters of Creation that live in the shadows of reality. Luna and her chosen are not part of this classification.</text:p>
          </text:list-item>
          <text:list-item>
            <text:p text:style-name="P130">Demons descended from the Ebon Dragon.</text:p>
          </text:list-item>
        </text:list>
        <text:p text:style-name="P5">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ext:h text:style-name="P139" text:outline-level="2">Great Curse</text:h>
        <text:p text:style-name="P20">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147" text:outline-level="3">All-Consuming Grief</text:h>
        <text:p text:style-name="P20">The horrors of the world become too much to bear, and the Solar shuts down, weeping tears at the great injustices that they perceive. They may turn to purifying rituals in an attempt to heal the soul of the world, or even themselves.</text:p>
        <text:h text:style-name="P147" text:outline-level="3">Contempt of the Virtuous</text:h>
        <text:p text:style-name="P20">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147" text:outline-level="3">Crushing Doubt</text:h>
        <text:p text:style-name="P20">The burden of the world is too much for the Solar to take, and they become filled with self-doubt and depression. The simplest of tasks becomes unbearable, the smallest of responsibilities just a chance to fail yet again.</text:p>
        <text:h text:style-name="P147" text:outline-level="3">Deliberate Cruelty</text:h>
        <text:p text:style-name="P20">The world is a broken place, why fight it any longer? The Solar snaps at those closest to them, speaking words of biting retort that pierce hearts with unerring accuracy and painful depths.</text:p>
        <text:h text:style-name="P147" text:outline-level="3">Heart of Flint</text:h>
        <text:p text:style-name="P6">Caring for others is too much of a hassle, and too much pain. The Solar becomes a machine of pure logic, following a path devoid of empathy and feeling.</text:p>
        <text:h text:style-name="P140" text:outline-level="2"><text:soft-page-break/><text:span text:style-name="T302">Solar </text:span><text:span text:style-name="T304">Anima Powers</text:span></text:h>
        <text:h text:style-name="Heading_20_3" text:outline-level="3">Dawn</text:h>
        <text:p text:style-name="P45">The Dawn Caste come from those of raw military strength—warriors, generals, strategists, rebel fighters. Their physical might is unparalleled, nor their ability to coordinate and command others.</text:p>
        <text:p text:style-name="P107">Fearsome Visage</text:p>
        <text:p text:style-name="P97"><text:span text:style-name="T214">Reflexively spend </text:span><text:span text:style-name="T213">2 Anima. </text:span><text:span text:style-name="T99">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93">Daybreak</text:p>
        <text:p text:style-name="Exalted"><text:span text:style-name="T189">Reflexively </text:span><text:span text:style-name="T188">Spend </text:span><text:span text:style-name="T142">4 Anima. </text:span><text:span text:style-name="T129">Nothing can </text:span><text:span text:style-name="T130">outrun the advancing light of a sunrise. </text:span><text:span text:style-name="T186">I</text:span><text:span text:style-name="T185">mmediately Strike </text:span><text:span text:style-name="T186">your</text:span><text:span text:style-name="T185"> target again. </text:span><text:span text:style-name="T187">This does not take an action.</text:span></text:p>
        <text:p text:style-name="P99"/>
        <text:h text:style-name="Heading_20_3" text:outline-level="3">Zenith</text:h>
        <text:p text:style-name="P103">Priests, zealots, and orators embody the spirit of the Zenith, who gaze upon their <text:span text:style-name="T82">inevitable followers with the fire of the Sun in their hearts, spurring them forward into the shadows.</text:span></text:p>
        <text:p text:style-name="P92">Divine Mandate</text:p>
        <text:p text:style-name="P98"><text:span text:style-name="T266">Spend </text:span><text:span text:style-name="T270">2</text:span> Anima. <text:span text:style-name="T100">The mark of the Sun appears on their brow of the Zenith, an</text:span><text:span text:style-name="T101">d </text:span><text:span text:style-name="T100">All ghosts, spirits, gods, or any other dematerialized beings </text:span><text:span text:style-name="T101">are forced </text:span><text:span text:style-name="T108">to</text:span><text:span text:style-name="T101"> revealing themselves for the </text:span><text:span text:style-name="T100">Scene. </text:span><text:span text:style-name="T106">Additionally, the Zenith may send any willing or subdued ghosts </text:span><text:span text:style-name="T107">directly to Lethe, where they may reenter the cycle of reincarnation.</text:span></text:p>
        <text:p text:style-name="Heading_20_4">Passion of the Heart</text:p>
        <text:p text:style-name="P104">The Zenith’s words <text:span text:style-name="T218">will be heard.</text:span><text:span text:style-name="T236"> </text:span><text:span text:style-name="T238">Once per Session, s</text:span><text:span text:style-name="T236">pend 5 Anima, </text:span><text:span text:style-name="T239">and f</text:span><text:span text:style-name="T236">orc</text:span><text:span text:style-name="T239">e</text:span><text:span text:style-name="T236"> all who witness them in their moment to gain one of their Intimacies, at least for a day.</text:span></text:p>
        <text:p text:style-name="P88"/>
        <text:h text:style-name="Heading_20_3" text:outline-level="3">Twilight</text:h>
        <text:p text:style-name="P105">Knowledge—in all its forms—is the domain of the Twilight Caste. They are undoubted geniuses in <text:span text:style-name="T82">whatever</text:span> fields they choose to study: engineers, doctors, <text:span text:style-name="T275">and </text:span>scholars.</text:p>
        <text:p text:style-name="Heading_20_4">Brilliant Mind</text:p>
        <text:p text:style-name="P100"><text:span text:style-name="T263">Once per Session, </text:span><text:span text:style-name="T267">spend 3 Anima.</text:span><text:span text:style-name="T263"> </text:span>The Twilight’s mind brims with possibilities <text:span text:style-name="T264">they see unfolding before them. </text:span><text:span text:style-name="T267">P</text:span>redict a sequence of events that <text:span text:style-name="T267">will happen in the scene, which is now considered a fac</text:span><text:span text:style-name="T268">t so long as there is no interference.</text:span></text:p>
        <text:p text:style-name="P96">Summoner’s Call</text:p>
        <text:p text:style-name="P108"><text:span text:style-name="T274">Spend 4 Anima. Immediately summon a lesser Elemental or demon to assist you for the </text:span><text:span text:style-name="T273">Day</text:span><text:span text:style-name="T274">. </text:span><text:span text:style-name="T105">They</text:span><text:span text:style-name="T274"> act as a 3-dot Ally.</text:span></text:p>
        <text:h text:style-name="P148" text:outline-level="3">Night</text:h>
        <text:p text:style-name="P105">Even when the Sun sets, his presence <text:span text:style-name="T271">can be felt everywhere. The Night caste embody divine determination: they will do whatever needs to be done, in any way necessary.</text:span></text:p>
        <text:p text:style-name="P95">Silen<text:span text:style-name="T272">t Presence</text:span></text:p>
        <text:p text:style-name="P101"><text:span text:style-name="T190">Reflexively spending 2 Anima, the Night Caste folds their </text:span><text:span text:style-name="T131">essence</text:span><text:span text:style-name="T190"> inwards, using it to muffle all of their movements in the Scene. No sound is uttered, nor footsteps imprinted into the dirt. No circumstantial evidence of the Solar will exist after the scene.</text:span></text:p>
        <text:p text:style-name="Heading_20_4">Shadow Watch</text:p>
        <text:p text:style-name="P102"><text:span text:style-name="T102">Once per Session, the Night Caste </text:span><text:span text:style-name="T104">may immediately</text:span><text:span text:style-name="T102"> Recall a Fact </text:span><text:span text:style-name="T103">of something they have done in the past that immediately benefits them now—such as tailing someone to discover a Secret, or planting false evidence.</text:span></text:p>
        <text:p text:style-name="P46"/>
        <text:h text:style-name="Heading_20_3" text:outline-level="3">Eclipse</text:h>
        <text:p text:style-name="P106">The Eclipse entreaty with all, ensuring that all are heard and understood. They are the diplomats, peacemakers, and merchants of the world, bridging it together into a beautiful harmony—one that they officiate.</text:p>
        <text:p text:style-name="P94">Oath-Binder</text:p>
        <text:p text:style-name="Exalted"><text:span text:style-name="T242">Spend 4</text:span><text:span text:style-name="T240"> Anima, </text:span><text:span text:style-name="T242">and</text:span><text:span text:style-name="T139"> </text:span><text:span text:style-name="T140">s</text:span>anctify an Oath made <text:span text:style-name="T265">between </text:span><text:span text:style-name="T277">willing characters.</text:span> <text:span text:style-name="T277">Any who have sworn this oath will suffer</text:span><text:span text:style-name="T265"> Divine, </text:span><text:span text:style-name="T276">Storyteller-driven</text:span><text:span text:style-name="T265"> </text:span><text:span text:style-name="T276">r</text:span><text:span text:style-name="T265">etribution—</text:span><text:span text:style-name="T277">including the Player Characters.</text:span></text:p>
        <table:table table:name="Table2" table:style-name="Table2">
          <table:table-column table:style-name="Table2.A"/>
          <table:table-row table:style-name="Table2.1">
            <table:table-cell table:style-name="Table2.A1" office:value-type="string">
              <text:p text:style-name="P110">Oathbreaker</text:p>
              <text:p text:style-name="P109">Characters who break their oaths will find law<text:span text:style-name="T278">s</text:span> of <text:span text:style-name="T278">reality working against them. They often won’t be able</text:span> <text:span text:style-name="T278">perform tasks in ways they wish to, or will find massive Disadvantages to their actions.</text:span></text:p>
              <text:p text:style-name="P47">However, this should be used as a Story Device, not a punishment. Don’t blindly apply the disadvantages—make sure it only pops up in momentous situations.</text:p>
            </table:table-cell>
          </table:table-row>
        </table:table>
        <text:p text:style-name="Heading_20_4">Armistice</text:p>
        <text:p text:style-name="P91">The Eclipse is the ultimate diplomat, and can bring even hardened enemies to the table. <text:span text:style-name="T262">Once per Story, </text:span><text:span text:style-name="T269">spend 5 Anima and</text:span> force an armistice between two (or more) parties. For the next scene, all involved are forced to meet peacefully, and cannot attack each other during discussions.</text:p>
        <text:p text:style-name="P91"/>
      </text:section>
      <text:p text:style-name="Standard"/>
      <text:h text:style-name="P141" text:outline-level="2">Dawn <text:span text:style-name="T8">Charms</text:span></text:h>
      <text:p text:style-name="Exalted"/>
      <text:section text:style-name="Sect2" text:name="Section1">
        <text:p text:style-name="Greater_20_Charm">Lesser</text:p>
        <text:h text:style-name="P149" text:outline-level="3">Armored Scout’s Invigoration</text:h>
        <text:p text:style-name="P37"><text:span text:style-name="T22">Type:</text:span> Permanent</text:p>
        <text:p text:style-name="P10">Armor becomes like a second skin to the Solar. <text:span text:style-name="T283">At the moment of purchasing, permanently reduce either the Evasion or Block penalty of </text:span><text:span text:style-name="T284">any </text:span><text:span text:style-name="T283">worn armor by 1, to a minimum of 0. This charm may be repurchased as a Greater and then Capstone Charm.</text:span></text:p>
        <text:h text:style-name="Heading_20_3" text:outline-level="3">Burning Essence Strike</text:h>
        <text:p text:style-name="Exalted"><text:span text:style-name="T22">Type:</text:span> Supplemental<text:line-break/><text:span text:style-name="T22">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150" text:outline-level="3">Solar Cross-Counter</text:h>
        <text:p text:style-name="P26"><text:span text:style-name="T22">Type:</text:span> Reflexive<text:line-break/><text:span text:style-name="T31">Cost: </text:span><text:span text:style-name="T154">2a</text:span></text:p>
        <text:p text:style-name="P26">After taking damage from an opponent in <text:span text:style-name="T281">their Zone</text:span>, the Solar may reflexively lash out and deal the same amount of damage to the opponent, capped at (Essence)x<text:span text:style-name="T233">3.</text:span></text:p>
        <text:h text:style-name="P151" text:outline-level="3">Diamond-Body Mastery</text:h>
        <text:p text:style-name="P38"><text:span text:style-name="T22">Type:</text:span> Reflexive<text:line-break/><text:span text:style-name="T38">Cost:</text:span><text:span text:style-name="T161"> </text:span><text:span text:style-name="T191">2</text:span><text:span text:style-name="T161">m</text:span></text:p>
        <text:p text:style-name="P38">The Solar’s body becomes resistant to the world around them. <text:span text:style-name="T282">You may </text:span><text:span text:style-name="T113">negate up to</text:span><text:span text:style-name="T112"> (Essence)x2</text:span><text:span text:style-name="T282">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2">Type:</text:span> <text:span text:style-name="T1">Supplemental<text:line-break/></text:span><text:span text:style-name="T64">Cost: </text:span><text:span text:style-name="T1">2m</text:span></text:p>
        <text:p text:style-name="Exalted">Conjuring the deepest Intimacy, the Solar lashes out with a spike of Soulfire which cascades from enemy to enemy.</text:p>
        <text:p text:style-name="Exalted">Make an (Essence + Integrity) roll. All enemies in the Zone with an Essence lower than the result suffers (Essence) damage, as the bolt of light shines through and pierces through all of them. <text:span text:style-name="T1">Creatures of Darkness hit by the Solar Spike suffer an extra (+2) damage.</text:span></text:p>
        <text:h text:style-name="P148" text:outline-level="3">Eagle-Wing Style</text:h>
        <text:p text:style-name="Exalted"><text:span text:style-name="T22">Type: </text:span>Supplemental; Scene<text:line-break/><text:span text:style-name="T22">Cost:</text:span> 1m</text:p>
        <text:p text:style-name="Exalted">By using the barest of scenery, be it lampposts, delicate tree branches, or even coins the Solar carries with them to launch against, and may leap effortlessly through the air. <text:span text:style-name="T285">So long as there is the most minimum of solid mass to propel themselves against, they may use it to keep leaping upwards.</text:span></text:p>
        <text:h text:style-name="Heading_20_3" text:outline-level="3">Shadow over Water</text:h>
        <text:p text:style-name="Exalted"><text:span text:style-name="T22">Type:</text:span> Reflexive<text:line-break/><text:span text:style-name="T22">Cost:</text:span> (1/<text:span text:style-name="T286">2/4</text:span>m)</text:p>
        <text:p text:style-name="P4">Spend Motes to clear Disadvantages to Defense, Soak, or Evasion. 1m for <text:span text:style-name="T287">all</text:span> Minor, 2m for <text:span text:style-name="T287">all </text:span>Moderate and lower, or 4m for <text:span text:style-name="T287">all Disadvantages.</text:span></text:p>
        <text:h text:style-name="P152" text:outline-level="3">Stubborn Boar Stance</text:h>
        <text:p text:style-name="P39"><text:span text:style-name="T22">Type:</text:span> Reflexive<text:line-break/><text:span text:style-name="T39">Cost: </text:span><text:span text:style-name="T162">1m</text:span></text:p>
        <text:p text:style-name="P53">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2">Type:</text:span> <text:span text:style-name="T1">Supplemental<text:line-break/></text:span><text:span text:style-name="T64">Cost: </text:span><text:span text:style-name="T1">(1m) per</text:span></text:p>
        <text:p text:style-name="Exalted">Conjuring the deepest Intimacy, the Solar lashes out with a spike of Soulfire which cascades from enemy to enemy.</text:p>
        <text:p text:style-name="P9">Make an (Essence + Integrity) roll. All enemies in the Zone with an Essence lower than the result suffers (Essence) damage. Creatures of Darkness hit by the Solar Spike suffer an extra (+2) damage.</text:p>
        <text:p text:style-name="P22"><text:soft-page-break/>Greater</text:p>
        <text:h text:style-name="Heading_20_3" text:outline-level="3">Accuracy Without Distance</text:h>
        <text:p text:style-name="Exalted"><text:span text:style-name="T22">Type:</text:span> Supplemental<text:line-break/><text:span text:style-name="T22">Cost: </text:span>2<text:span text:style-name="T1">m</text:span></text:p>
        <text:p text:style-name="Exalted">Distance means nothing to the Solar, fully able to target their quarry no matter how far they are.</text:p>
        <text:p text:style-name="P4">When performing a ranged Attack, ignore any penalties caused by distance. This allows the Exalt to attack across any number of Zone boundaries. Without the use of other Powers, the quarry must still be perceived, and a clear shot still available.</text:p>
        <text:h text:style-name="P153" text:outline-level="3">Burning Mein</text:h>
        <text:p text:style-name="P27"><text:span text:style-name="T22">Type:</text:span> <text:span text:style-name="T87">Reflexive</text:span><text:line-break/><text:span text:style-name="T32">Cost:</text:span><text:span text:style-name="T155"> 2a</text:span></text:p>
        <text:p text:style-name="P27">The Solar gains momentum as the battle mounts. So long as they can see the battle is not fruitless, they can keep moving forward.</text:p>
        <text:p text:style-name="P27"><text:span text:style-name="T234">When</text:span> damaging a <text:span text:style-name="T234">foe that is not a Lesser Foe, regain (Essence)x2 Health.</text:span></text:p>
        <text:h text:style-name="P154" text:outline-level="3">Cancel the Apocalypse</text:h>
        <text:p text:style-name="P33"><text:span text:style-name="T22">Type:</text:span> <text:span text:style-name="T1">Simple<text:line-break/></text:span><text:span text:style-name="T70">Cost: </text:span><text:span text:style-name="T200">2a</text:span></text:p>
        <text:p text:style-name="P33">On a successful <text:span text:style-name="T261">Hit vs.</text:span> Evasion, the Exalt strikes at the foe, stopping an ongoing Scene-effect the target has initiated, and preventing them restarting it the next Round.</text:p>
        <text:p text:style-name="P33">This may also be used to halt a Sorcerer from completing a Spell.</text:p>
        <text:h text:style-name="P155" text:outline-level="3">Cutting Circle of Destruction</text:h>
        <text:p text:style-name="P23"><text:span text:style-name="T22">Type:</text:span> Supplemental<text:line-break/><text:span text:style-name="T29">Cost: </text:span><text:span text:style-name="T152">2</text:span><text:span text:style-name="T192">a</text:span></text:p>
        <text:p text:style-name="P23">The Solar’s weapon careens through the air, striking target after target.</text:p>
        <text:p text:style-name="P7">The Solar may target up to (Essence) enemies with thei<text:span text:style-name="T230">r Maneuver or Strike, </text:span><text:span text:style-name="T295">dealing full damage to each of them </text:span><text:span text:style-name="T231">so long as each target is a valid target.</text:span></text:p>
        <text:h text:style-name="P156" text:outline-level="3">Fiery Solar Chakram</text:h>
        <text:p text:style-name="P24"><text:span text:style-name="T22">Type:</text:span> Supplemental<text:line-break/><text:span text:style-name="T30">Cost: </text:span><text:span text:style-name="T153">2a</text:span></text:p>
        <text:p text:style-name="P24">Gathering anima into a burning and crackling aura, their weapon is infused with Soulfire and is hurled at their enemy. </text:p>
        <text:p text:style-name="P24">On a Decisive Attack, Gain (+Essence) successes on both the Accuracy and damage rolls. If the target is a Creature of Darkness, deal an additional (+Essence) damage.</text:p>
        <text:h text:style-name="P148" text:outline-level="3">Whispered Prayers of Retribution</text:h>
        <text:p text:style-name="Exalted"><text:span text:style-name="T22">Type: </text:span><text:span text:style-name="T1">Supplemental; Scene<text:line-break/></text:span><text:span text:style-name="T64">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he Solar’s (Essence) in order to take any action, or else become overwhelmed by the raw emotions. </text:p>
        <text:p text:style-name="P29">Dawn Caste Solars can impose fear and intimidation even to emotionless beings, and Zenith can cause awe and grief.</text:p>
        <text:p text:style-name="Greater_20_Charm">Capstone</text:p>
        <text:h text:style-name="P157" text:outline-level="3">Searing Sunfire Interdiction</text:h>
        <text:p text:style-name="P25"><text:span text:style-name="T22">Type: </text:span><text:span text:style-name="T1">Simple<text:line-break/></text:span><text:span text:style-name="T64">Cost:</text:span><text:span text:style-name="T1"> 3a</text:span></text:p>
        <text:p text:style-name="P25">The Solar focuses all their Wrath into a single shot, and selects a target <text:span text:style-name="T86">Zone.</text:span></text:p>
        <text:p text:style-name="P124"><text:span text:style-name="T86">A Strike of solid Soulfire</text:span> <text:span text:style-name="T109">crashes</text:span> down at the targeted location, dealing (Essence) x<text:span text:style-name="T260">5</text:span><text:span text:style-name="T232">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section>
      <text:h text:style-name="P141" text:outline-level="2">Zenith <text:span text:style-name="T9">Charms</text:span></text:h>
      <text:section text:style-name="Sect3" text:name="Section7">
        <text:p text:style-name="P12"><text:span text:style-name="T1">Lesser</text:span> </text:p>
        <text:h text:style-name="P158" text:outline-level="3">Certainty of Form</text:h>
        <text:p text:style-name="P121"><text:span text:style-name="T22">Type:</text:span> Simple; <text:span text:style-name="T244">Day</text:span><text:line-break/><text:span text:style-name="T22">Cost:</text:span> <text:span text:style-name="T244">1</text:span>m per target<text:line-break/><text:span text:style-name="T22">Prerequisite: </text:span>Integrity Protection Prana <text:span text:style-name="T244">(Universal Charm)</text:span></text:p>
        <text:p text:style-name="P121">The Solar protects not only themselves, but their certainty of will extends to others.</text:p>
        <text:p text:style-name="P121">Grant the effects of <text:span text:style-name="T218">Integrity Protection Prana</text:span> for the scene to up to (Essence) x2 targets.</text:p>
        <text:h text:style-name="P159" text:outline-level="3">Heart-Compelling Method</text:h>
        <text:p text:style-name="P28"><text:span text:style-name="T22">Type:</text:span> Simple; <text:span text:style-name="T235">Scene</text:span><text:line-break/><text:span text:style-name="T33">Cost: </text:span><text:span text:style-name="T156">2m</text:span></text:p>
        <text:p text:style-name="P28"><text:span text:style-name="T235">Perform a </text:span><text:span text:style-name="T288">S</text:span><text:span text:style-name="T235">ocial </text:span><text:span text:style-name="T288">roll</text:span><text:span text:style-name="T235"> vs. Resolve against a target. If successful, the Solar forces the target character to take an action, </text:span><text:span text:style-name="T219">any action</text:span><text:span text:style-name="T237">, that is in alignment with one of their Intimacies or Emotions.</text:span></text:p>
        <text:h text:style-name="P160" text:outline-level="3">Peril-Demanding Haste</text:h>
        <text:p text:style-name="P48"><text:span text:style-name="T22">Type:</text:span> <text:span text:style-name="T1">Supplemental</text:span><text:line-break/><text:span text:style-name="T124">Cost: </text:span><text:span text:style-name="T127">1m</text:span></text:p>
        <text:p text:style-name="P87">On successfully convincing a target to perform an Inconvenient task, the Solar immediately Instills an emotion of “impending peril.” The target will complete the task in half of the normal time, if at all physically possible.</text:p>
        <text:h text:style-name="P161" text:outline-level="3">Prophet of Seventeen Cycles</text:h>
        <text:p text:style-name="P15"><text:span text:style-name="T22">Type:</text:span> Simple<text:line-break/><text:span text:style-name="T26">Cost:</text:span><text:span text:style-name="T146"> 2m</text:span></text:p>
        <text:p text:style-name="P15">Once a Session, the Player may introduce a complication into an antagonist’s plans, plots, or ongoing Project. This operates under the same general principles of “<text:span text:style-name="T85">Recall</text:span> a Fact:” the declaration must be self-consistent with what has been shown to operate in this world.</text:p>
        <text:p text:style-name="P3">The Player should describe how their character activates this complication.</text:p>
        <text:h text:style-name="P162" text:outline-level="3">Sun King Radiance</text:h>
        <text:p text:style-name="P29"><text:span text:style-name="T22">Type:</text:span> Simple; <text:span text:style-name="T245">Day<text:line-break/></text:span><text:span text:style-name="T36">Cost: </text:span><text:span text:style-name="T159">1m</text:span></text:p>
        <text:p text:style-name="P29">The Solar radiates their strength to others. Choose up to (Essence) x2 targets, and one of the Solar’s Intimacies. So long as the target is acting in accordance with the Intimacy, they may use the Resolve of the Solar instead of their own.</text:p>
        <text:h text:style-name="P163" text:outline-level="3">Tireless Burden</text:h>
        <text:p text:style-name="P36"><text:span text:style-name="T22">Type:</text:span> Permanent</text:p>
        <text:p text:style-name="P36">Through sheer force of will, the Solar may keep their body healthy, hale, and moving past its natural limits. They may go without sleep for an entire week at no consequences (except perhaps to their mood.)</text:p>
        <text:p text:style-name="P36">After a week of no sleep, the Solar gains an Intimacy of “Desire to sleep,” <text:span text:style-name="T1">and must sleep normally for at least three consecutive nights to remove this temporary Intimacy.</text:span></text:p>
        <text:h text:style-name="P162" text:outline-level="3">Worshipful Lackey Acquisition</text:h>
        <text:p text:style-name="P29"><text:span text:style-name="T22">Type:</text:span> Reflexive; <text:span text:style-name="T216">Week</text:span><text:line-break/><text:span text:style-name="T23">Cost: </text:span><text:span text:style-name="T144">2</text:span><text:span text:style-name="T143">m</text:span></text:p>
        <text:p text:style-name="P29">After successfully completing an Encounter Scene with all Key Issues under their Party’s Control, those who observed the scene become enthralled by the Exalt, willing to nearly anything.</text:p>
        <text:p text:style-name="P29">Any who has a Resolve less than the Exalt’s Essence gains a positive Intimacy towards the Exalt for the next <text:span text:style-name="T83">week</text:span>, and will perform any Inconvenient tasks when asked without the need of a roll.</text:p>
        <text:h text:style-name="P164" text:outline-level="3">Underling-Promoting Touch</text:h>
        <text:p text:style-name="P49"><text:span text:style-name="T22">Type:</text:span> Simple<text:line-break/><text:span text:style-name="T41">Cost: </text:span><text:span text:style-name="T164">3a</text:span></text:p>
        <text:p text:style-name="P49">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49">In addition, the target may use the <text:span text:style-name="T250">Bureaucracy, Command, </text:span>and/or Resolve of the Solar in place of their own while operating in their given capacity.</text:p>
        <text:p text:style-name="P49">The Solar may only designate one target at a time for this effect. They may choose to rescind their blessing, or perform a 10 Res. Project to make this effect permanent, either of which would allow them to bless a new target.</text:p>
        <text:p text:style-name="P22"><text:soft-page-break/>Greater</text:p>
        <text:h text:style-name="P165" text:outline-level="3">Accord of the Unbreakable Spirit</text:h>
        <text:p text:style-name="P51"><text:span text:style-name="T22">Type: </text:span>Simple; Week<text:line-break/><text:span text:style-name="T125">Cost: </text:span><text:span text:style-name="T128">3m</text:span></text:p>
        <text:p text:style-name="P51">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51">Only one Intimacy may be reinforced at a time through this method.</text:p>
        <text:h text:style-name="P166" text:outline-level="3">Asp Bites its Tail</text:h>
        <text:p text:style-name="P119"><text:span text:style-name="T22">Type:</text:span> Reflexive<text:line-break/><text:span text:style-name="T34">Cost: </text:span><text:span text:style-name="T157">2m</text:span></text:p>
        <text:p text:style-name="P119">Disparaging the Lawgiver, their name or their Intimacies is foolish at best. Whenever the Solar witnesses such an event, they may speak subtle words to all those who listen and making the accuser seem the fool.</text:p>
        <text:p text:style-name="P119"><text:span text:style-name="T88">Contest the </text:span><text:span text:style-name="T89">social </text:span><text:span text:style-name="T88">action with</text:span> (Essence) extra dice. If there are more successes than the aggressor’s roll, the result of the intended action turns upon the aggressor instead. If they were trying to incriminate the Solar, they instead become incriminated.</text:p>
        <text:p text:style-name="P119">This Charm automatically succeeds against targets with an Essence lower than the Solar’s.</text:p>
        <text:h text:style-name="P167" text:outline-level="3">Commanding <text:span text:style-name="T1">Words</text:span></text:h>
        <text:p text:style-name="P32"><text:span text:style-name="T22">Type:</text:span> <text:span text:style-name="T1">Simple; Scene<text:line-break/></text:span><text:span text:style-name="T69">Cost: </text:span><text:span text:style-name="T199">1a</text:span></text:p>
        <text:p text:style-name="P32">Drawing from their divine rule, a Solar makes a quick command, from which all snap to attention and must obey. </text:p>
        <text:p text:style-name="P32">The Solar targets a Mortal, or a Yu-Shan spirit of Essence less than the Solar. Any inconvenient task the Solar commands will be performed to the best of their abilities, without question nor needed roll. <text:s/>If the target is some other entity, the Solar must succeed on a <text:span text:style-name="T247">Social roll</text:span> vs. Resolve roll for this to take effect.</text:p>
        <text:p text:style-name="P32">If a given task would run counter their intimacies, or the task is otherwise considered unacceptable influence, this charm automatically fails and the target is broken from the Solar’s influence.</text:p>
        <text:h text:style-name="P168" text:outline-level="3">Fear-Banishing Aura</text:h>
        <text:p text:style-name="P31"><text:span text:style-name="T22">Type:</text:span> <text:span text:style-name="T1">Reflexive; Scene<text:line-break/></text:span><text:span text:style-name="T68">Cost: </text:span><text:span text:style-name="T198">2a</text:span></text:p>
        <text:p text:style-name="P31">Allies need only look to the Solar to steady their nerves and keep their wits together. Immediately banish fear, panic, and other similar emotions from all allies within Medium Range of the Solar, and force any future attempts to fail for the remainder of the scene.</text:p>
        <text:p text:style-name="P31">This Charm does not protect against the Dawn Caste’<text:span text:style-name="T279">s Anima Power.</text:span></text:p>
        <text:h text:style-name="P169" text:outline-level="3">Inquisitor’s Unfailing Notice</text:h>
        <text:p text:style-name="P112"><text:span text:style-name="T22">Type:</text:span> <text:span text:style-name="T1">Permanent</text:span></text:p>
        <text:p text:style-name="P112"><text:span text:style-name="T241">The Solar is</text:span><text:span text:style-name="T237"> </text:span><text:span text:style-name="T241">instinctively and subconsciously</text:span><text:span text:style-name="T237"> aware of any actions of thievery or </text:span><text:span text:style-name="T241">Stealth performed by those in their presence who are below (Essence). The exact target, circumstances, nor direction is not disclosed, simply the fact that it is happening.</text:span></text:p>
        <text:p text:style-name="P111"><text:span text:style-name="T241">T</text:span><text:span text:style-name="T240">he Storyteller should only inform the Player of significant moments of such events, otherwise only answering when </text:span><text:span text:style-name="T141">asked</text:span><text:span text:style-name="T240">.</text:span></text:p>
        <text:h text:style-name="P170" text:outline-level="3">Irresistible Questioning Technique</text:h>
        <text:p text:style-name="P73"><text:span text:style-name="T22">Type:</text:span> <text:span text:style-name="T1">Simple</text:span><text:line-break/><text:span text:style-name="T53">Cost: </text:span><text:span text:style-name="T175">2m</text:span></text:p>
        <text:p text:style-name="P113">The Solar’s unquestioning gaze will make even the most unwilling talk. Ask a specific question, and make an Awareness Roll against the target’s <text:span text:style-name="T114">Resolve</text:span>. If successful, the target must answer and speak the truth to that particular question.</text:p>
        <text:h text:style-name="Heading_20_3" text:outline-level="3">Majestic Radiant Presence</text:h>
        <text:p text:style-name="P30"><text:span text:style-name="T22">Type:</text:span> <text:span text:style-name="T1">Reflexive<text:line-break/></text:span><text:span text:style-name="T67">Cost: </text:span><text:span text:style-name="T197">2m</text:span></text:p>
        <text:p text:style-name="P30">None may speak before the Lawgiver’s voice has been heard.</text:p>
        <text:p text:style-name="P30">Interrupt a target before or during a social action, such as speaking, performing, using Social Influence, <text:span text:style-name="T251">or walking up to a podium</text:span>. The Solar may immediately take their own social action, forcing the target to wait until the Solar is done.</text:p>
        <text:p text:style-name="P30">Any who observes this interruption with a<text:span text:style-name="T246">n (</text:span><text:span text:style-name="T90">Essence)</text:span> less than the Solar’s <text:span text:style-name="T246">own (</text:span>Essence<text:span text:style-name="T246">)</text:span> will develop a temporary negative Intimacy of “disdain” towards the target. <text:span text:style-name="T289">This may also affect the target </text:span><text:span text:style-name="T290">themselves.</text:span></text:p>
        <text:h text:style-name="P171" text:outline-level="3">Respect-Commanding Attitude</text:h>
        <text:p text:style-name="P34"><text:span text:style-name="T22">Type:</text:span> <text:span text:style-name="T1">Supplemental; Scene<text:line-break/></text:span><text:span text:style-name="T71">Cost</text:span><text:span text:style-name="T201">: 2m</text:span></text:p>
        <text:p text:style-name="P34">Once a Solar has begun a <text:span text:style-name="T91">speech, performance, or other social action</text:span>, those listening become <text:span text:style-name="T248">unable to interrupt. Even their enemies must pause at the force of conviction the Solar, unable to take direct action against the Solar.</text:span></text:p>
        <text:p text:style-name="P89">This charm only affects those with (Essence) less than the Solar’s.</text:p>
        <text:h text:style-name="P171" text:outline-level="3">Prophet-Uplifting Evocation</text:h>
        <text:p text:style-name="P34"><text:span text:style-name="T22">Type:</text:span> Permanent</text:p>
        <text:p text:style-name="P34"><text:span text:style-name="T13">You may now perform Projects to grant the Rank 4 </text:span><text:a xlink:type="simple" xlink:href="#Supernatural Merits" text:style-name="Internet_20_link" text:visited-style-name="Visited_20_Internet_20_Link">Endowment</text:a><text:span text:style-name="T13"> Merit to those with significant ties to the character, granting them access to Universal Charms.</text:span></text:p>
        <text:p text:style-name="Greater_20_Charm">Capstone</text:p>
      </text:section>
      <text:h text:style-name="P141" text:outline-level="2">Twilight <text:span text:style-name="T10">Charms</text:span></text:h>
      <text:section text:style-name="Sect3" text:name="Section8">
        <text:p text:style-name="Greater_20_Charm"><text:span text:style-name="T1">Lesser</text:span> </text:p>
        <text:h text:style-name="P212" text:outline-level="3">Ancient Tongue Understanding</text:h>
        <text:p text:style-name="P135">Type: <text:span text:style-name="T142">Permanent</text:span></text:p>
        <text:p text:style-name="P136"><text:span text:style-name="T142">The </text:span><text:span text:style-name="T136">Solar’s</text:span><text:span text:style-name="T142"> </text:span><text:span text:style-name="T194">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172" text:outline-level="3">Durability-Enhancing Technique</text:h>
        <text:p text:style-name="P14"><text:span text:style-name="T22">Type: </text:span><text:span text:style-name="T1">Simple</text:span>; Scene<text:line-break/><text:span text:style-name="T27">Cost: </text:span><text:span text:style-name="T147">2m</text:span></text:p>
        <text:p text:style-name="P14">The Exalt may reinforce an object—no more than (Essence) meters in its largest dimension—and make it nigh unbreakable <text:span text:style-name="T308">and resistant to changing effects, such as from the Wyld.</text:span></text:p>
        <text:p text:style-name="P14"><text:span text:style-name="T1">While reinforced, the</text:span> object is no longer considered “mundane,” and increases the difficulty to break, <text:span text:style-name="T308">change,</text:span> or otherwise destroy it by (Essence).</text:p>
        <text:p text:style-name="P14">A <text:span text:style-name="T308">Scale 1</text:span> Project may be performed to make this enhancement permanent.</text:p>
        <text:h text:style-name="P173" text:outline-level="3">Enlightened Touch Insight</text:h>
        <text:p text:style-name="P52"><text:span text:style-name="T22">Type:</text:span> <text:span text:style-name="T1">Simple<text:line-break/></text:span><text:span text:style-name="T72">Cost: </text:span><text:span text:style-name="T202">1m</text:span></text:p>
        <text:p text:style-name="P52">By touching or analyzing an object for a moment, the Solar can surmise its recent history and its usage.</text:p>
        <text:p text:style-name="P52">The Solar reconstructs the scene in their mind, effectively gaining a vision of what happened surrounding the object in moments of great emotion and action.</text:p>
        <text:h text:style-name="P211" text:outline-level="3">Inspection of Flaw</text:h>
        <text:p text:style-name="P133"><text:span text:style-name="T22">Type:</text:span> <text:span text:style-name="T116">Reflexive<text:line-break/></text:span><text:span text:style-name="T126">Cost:</text:span><text:span text:style-name="T132"> </text:span><text:span text:style-name="T133">2</text:span><text:span text:style-name="T132">m</text:span></text:p>
        <text:p text:style-name="P133">Once per Session, the Player may <text:span text:style-name="T93">Recall</text:span> a Fact about a target <text:span text:style-name="T117">object </text:span><text:span text:style-name="T118">or institution</text:span> that may be exploited to the character’s advantage <text:span text:style-name="T254">immediately and without a roll. (This may be used to “correct” a failed roll.)</text:span></text:p>
        <text:h text:style-name="P174" text:outline-level="3">Harmonious Academic Methodology</text:h>
        <text:p text:style-name="P59"><text:span text:style-name="T22">Type:</text:span> <text:span text:style-name="T1">Simple; Month<text:line-break/></text:span><text:span text:style-name="T73">Cost: </text:span><text:span text:style-name="T203">2m</text:span></text:p>
        <text:p text:style-name="P60">Targeting a non-Player <text:span text:style-name="T1">individual</text:span>, organization, or such group, the Solar may grant <text:span text:style-name="T1">insight into their own</text:span> knowledge and methodologies in a way that resonates in their minds. </text:p>
        <text:p text:style-name="P60">Choose one of the character’s <text:span text:style-name="T92">Abilities</text:span>, and the target’s tasks in that specialty will run smoother and be completed faster than otherwise. If they must roll, they gain +4 dice, capped at 12 dice.</text:p>
        <text:p text:style-name="P59">Up to (Essence) blessings may be active at one time.</text:p>
        <text:h text:style-name="P175" text:outline-level="3">Order-Affirming Blow</text:h>
        <text:p text:style-name="P54"><text:span text:style-name="T22">Type:</text:span> Simple<text:line-break/><text:span text:style-name="T43">Cost: </text:span><text:span text:style-name="T166">2m</text:span></text:p>
        <text:p text:style-name="P54">The Solar knows the effects of the Wyld, Underworld, and other such places that might try to forcibly change the targets.</text:p>
        <text:p text:style-name="P129">So long as the effects have occurred within the last week, and not deeply ingrained into the soul of the subject, the Solar may <text:span text:style-name="T309">immediately </text:span>banish the changes.</text:p>
        <text:p text:style-name="P133"><text:span text:style-name="T310">In addition, they may</text:span><text:span text:style-name="T309"> undertake Medicine Projects to undo long-term changes </text:span><text:span text:style-name="T311">and mutations.</text:span></text:p>
        <text:h text:style-name="P211" text:outline-level="3"><text:span text:style-name="T16">T</text:span><text:span text:style-name="T15">ireless Healer</text:span></text:h>
        <text:p text:style-name="P134"><text:span text:style-name="T12">Type: </text:span><text:span text:style-name="T15">Supplemental<text:line-break/></text:span><text:span text:style-name="T12">Cost: </text:span><text:span text:style-name="T15">(1m+)</text:span></text:p>
        <text:p text:style-name="P134"><text:span text:style-name="T15">The Solar increase any Medicine Action or </text:span><text:span text:style-name="T18">C</text:span><text:span text:style-name="T15">harm one population scale for each mote spent, up to City.</text:span></text:p>
        <text:h text:style-name="Heading_20_3" text:outline-level="3">Truth-Rendering Gaze</text:h>
        <text:p text:style-name="P58"><text:span text:style-name="T22">Type:</text:span> Simple<text:line-break/><text:span text:style-name="T45">Cost: </text:span><text:span text:style-name="T168">1m</text:span></text:p>
        <text:p text:style-name="P58"><text:span text:style-name="T16">Roll (Insight + Lore) against a target’s </text:span><text:span text:style-name="T137">Resolve</text:span><text:span text:style-name="T16">. On a success, learn insight on the nature of a creature, such as its typical attack patterns, to migration patterns. Following the same rules as “Read Intentions,” the Player asks a specific question that the Storyteller must answer truthfully.</text:span></text:p>
        <text:p text:style-name="P56"><text:soft-page-break/>Greater </text:p>
        <text:h text:style-name="P176" text:outline-level="3">Impurity-Hammering Blow</text:h>
        <text:p text:style-name="P62"><text:span text:style-name="T46">T</text:span><text:span text:style-name="T22">ype:</text:span> <text:span text:style-name="T1">Simple<text:line-break/></text:span><text:span text:style-name="T75">Cost: </text:span><text:span text:style-name="T205">2</text:span><text:span text:style-name="T206">m</text:span></text:p>
        <text:p text:style-name="P62">By infusing their methods with their own burning anima, the Solar can quickly purify any mundane, raw material into pure versions of its type.</text:p>
        <text:p text:style-name="P62">The Solar may not convert more than their own body weight in a single day.</text:p>
        <text:p text:style-name="P62">On gaining Resources in the form of raw, impure materials, the Solar may double its normal Resource value.</text:p>
        <text:h text:style-name="P177" text:outline-level="3">Marvelous Machinery</text:h>
        <text:p text:style-name="P64"><text:span text:style-name="T22">Type:</text:span> <text:span text:style-name="T1">Simple; Scene<text:line-break/></text:span><text:span text:style-name="T76">Cost: </text:span><text:span text:style-name="T207">3a</text:span></text:p>
        <text:p text:style-name="P64">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28">Hostile entities may attempt to wrest control from the object by performing a contested Craft Roll.</text:p>
        <text:h text:style-name="Heading_20_3" text:outline-level="3">Master Plan <text:span text:style-name="T301">Revelation</text:span></text:h>
        <text:p text:style-name="P128"><text:span text:style-name="T22">Type:</text:span> Reflexive<text:line-break/><text:span text:style-name="T56">Cost: </text:span><text:span text:style-name="T134">2</text:span><text:span text:style-name="T135">a</text:span></text:p>
        <text:p text:style-name="P128">Once per story, the Player may declare their character predicted <text:span text:style-name="T300">a certain event, and accordingly planned for it.</text:span> and accordingly planned for a certain event, and have somehow twisted it to their own benefit. Evidence provided turns out to be a planted fake; eyewitnesses have already been successfully bribed.</text:p>
        <text:p text:style-name="P128">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178" text:outline-level="3">Timely Prototype</text:h>
        <text:p text:style-name="P120"><text:span text:style-name="T22">Type:</text:span> <text:span text:style-name="T1">Simple<text:line-break/></text:span><text:span text:style-name="T65">Cost: </text:span><text:span text:style-name="T195">2a</text:span></text:p>
        <text:p text:style-name="P120">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text:span></text:p>
        <text:p text:style-name="P120">The Player may choose to go into Resource debt (up to <text:span text:style-name="T97">3</text:span> Res, 1 Keystone) to activate this charm.</text:p>
        <text:p text:style-name="P120"><text:span text:style-name="T14">Permanent Effect: </text:span><text:span text:style-name="T16">On purchasing this charm, and again at the start of each Story, the Exalt gains an additional +</text:span><text:span text:style-name="T138">2</text:span><text:span text:style-name="T16"> R</text:span><text:span text:style-name="T19">es</text:span><text:span text:style-name="T16">, which may only be used only for Craft Projects.</text:span></text:p>
        <text:h text:style-name="Heading_20_3" text:outline-level="3">Will-Shattering Riddle</text:h>
        <text:p text:style-name="P55"><text:span text:style-name="T22">Type:</text:span> Simple; <text:span text:style-name="T252">Scene</text:span><text:line-break/><text:span text:style-name="T44">Cost: </text:span><text:span text:style-name="T167">2a</text:span></text:p>
        <text:p text:style-name="P55">The Solar Poses a terrible Paradox to the target, forcing them to be involved and distracted solving it.</text:p>
        <text:p text:style-name="P55">Roll a contested (Int. + Lore). If the target fails, they suffer <text:span text:style-name="T252">from being distracted, consumed by trying to solve the puzzle. They lose (3) dice from any awareness rolls, and must make a (Int + Lore) </text:span><text:span text:style-name="T312">roll</text:span><text:span text:style-name="T252"> each round until the beat the Solar’s roll to take an action. <text:s/>In combat, they may only make one action per round.</text:span></text:p>
        <text:p text:style-name="P57">Only one character may be subjected to this per Scene.</text:p>
        <text:p text:style-name="P63"><text:span text:style-name="T252">Characters with Intelligence of 1 are not affected, </text:span><text:span text:style-name="T253">nor mindless characters.</text:span></text:p>
        <text:h text:style-name="Heading_20_3" text:outline-level="3">Wyld-Shaping Technique</text:h>
        <text:p text:style-name="P61"><text:span text:style-name="T22">Type:</text:span> <text:span text:style-name="T1">Simple<text:line-break/></text:span><text:span text:style-name="T74">Cost: </text:span><text:span text:style-name="T204">3a</text:span></text:p>
        <text:p text:style-name="P61">The Solar <text:span text:style-name="T1">imposes their will upon the Wyld, and it must obey.</text:span></text:p>
        <text:p text:style-name="P61">Once a story, gain +<text:span text:style-name="T98">2</text:span> Resources. As well, the Solar may create projects in the Wyld without suffering any Opposition Modifiers from the land.</text:p>
        <text:p text:style-name="P61">Creating Manses and other places of Power from the Wyld becomes a valid Project.</text:p>
        <text:p text:style-name="Greater_20_Charm">Capstone</text:p>
      </text:section>
      <text:h text:style-name="P141" text:outline-level="2">Night <text:span text:style-name="T10">Charms</text:span></text:h>
      <text:section text:style-name="Sect3" text:name="Section6">
        <text:p text:style-name="Greater_20_Charm"><text:span text:style-name="T1">Lesser</text:span> </text:p>
        <text:h text:style-name="P179" text:outline-level="3">Burning Corona</text:h>
        <text:p text:style-name="P40"><text:span text:style-name="T22">Type:</text:span> Reflexive; <text:span text:style-name="T249">(Scene)</text:span><text:line-break/><text:span text:style-name="T40">Cost: </text:span><text:span text:style-name="T163">1a</text:span></text:p>
        <text:p text:style-name="P40">The Solar flares a glimpse of their anima at just the right moment, temporarily blinding their opponent as they attack them, <text:span text:style-name="T249">raising their Evasion by (Essence)</text:span></text:p>
        <text:p text:style-name="P41">If the target is of (Essence) less than the Solar, the target becomes blinded for the remainder of the Scene.</text:p>
        <text:h text:style-name="P180" text:outline-level="3">Flawlessly Impenetrable Disguise</text:h>
        <text:p text:style-name="P66"><text:span text:style-name="T22">Type:</text:span> Simple; Day<text:line-break/><text:span text:style-name="T47">Cost:</text:span><text:span text:style-name="T169"> 2m</text:span></text:p>
        <text:p text:style-name="P66">Through clever trickery, the Solar manages to craft a disguise that appears to break physical limitations, such as appearing shorter, gaining extreme mutations such as functional extra pairs of arms, or gain a voice that could not come from their body.</text:p>
        <text:p text:style-name="P42">While impressive and fooling to all inspection—even detailed—it is still just well-crafted trickery.</text:p>
        <text:h text:style-name="P181" text:outline-level="3">Genius Palate Summation</text:h>
        <text:p text:style-name="P114"><text:span text:style-name="T22">Type:</text:span> <text:span text:style-name="T255">Reflexive</text:span><text:span text:style-name="T1"><text:line-break/></text:span><text:span text:style-name="T79">Cost: </text:span><text:span text:style-name="T210">1m</text:span></text:p>
        <text:p text:style-name="P44">The emotions and intentions of an individual bleed through to their craftsmanship. Upon eating, imbibing, or otherwise interacting with food or drink prepared or handled by an individual, make a Read Intentions Action against them.</text:p>
        <text:h text:style-name="P182" text:outline-level="3">Mist on Water</text:h>
        <text:p text:style-name="Exalted"><text:span text:style-name="T22">Type:</text:span> <text:span text:style-name="T1">Supplemental <text:line-break/></text:span><text:span text:style-name="T64">Cost:</text:span><text:span text:style-name="T1"> 1m</text:span></text:p>
        <text:p text:style-name="P4">With a swift motion, the Solar disrupts the chakras necessary for thought and sound, rendering the target partially paralyzed and importantly—unable to make sound.</text:p>
        <text:p text:style-name="P4">With either a successful touch or hit, force the target to lose their next action, and become silenced for the next (Essence)x15 minutes.</text:p>
        <text:p text:style-name="P84">If used in a Combat or Encounter, this silence lasts (Essence) Rounds instead.</text:p>
        <text:h text:style-name="Heading_20_3" text:outline-level="3">Observer-Deceiving Attack</text:h>
        <text:p text:style-name="P17"><text:span text:style-name="T20">Type:</text:span><text:span text:style-name="T12"> Supplemental<text:line-break/></text:span><text:span text:style-name="T21">Cost: </text:span><text:span text:style-name="T17">1m</text:span></text:p>
        <text:p text:style-name="P17">Through misdirection, <text:span text:style-name="T221">conceal an action or attack that the Exalt makes.</text:span> Characters must exceed a (Wits + Awareness) roll against the number of successes of th<text:span text:style-name="T221">is action.</text:span></text:p>
        <text:h text:style-name="P183" text:outline-level="3"/>
        <text:h text:style-name="P184" text:outline-level="3">Shadow-Crossing Leap</text:h>
        <text:p text:style-name="P16"><text:span text:style-name="T22">Type:</text:span> Reflexive<text:line-break/><text:span text:style-name="T28">Cost:</text:span><text:span text:style-name="T148"> </text:span><text:span text:style-name="T150">2</text:span><text:span text:style-name="T149">a</text:span></text:p>
        <text:p text:style-name="P16">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6">Only solid walls without any opening may halt their passage from one location to the next.</text:p>
        <text:h text:style-name="P185" text:outline-level="3">Seven Shadows Evasion</text:h>
        <text:p text:style-name="P69"><text:span text:style-name="T22">Type:</text:span> Reflexive<text:line-break/><text:span text:style-name="T51">Cost: </text:span><text:span text:style-name="T173">2a</text:span></text:p>
        <text:p text:style-name="P69">The Solar is as swift as the shadows they cast, and may Increase their Evasion against an attack by (Essence).</text:p>
        <text:h text:style-name="P186" text:outline-level="3">Sound and Scent Banishing Attitude</text:h>
        <text:p text:style-name="P67"><text:span text:style-name="T22">Type:</text:span> Reflexive; Scene<text:line-break/><text:span text:style-name="T49">Cost: </text:span><text:span text:style-name="T171">3m</text:span></text:p>
        <text:p text:style-name="P67">The Solar focuses their attempts at stealth onto a specific, non-visual sense, completely eliminating it from the equation. Their footsteps may become silent, or their scent hidden from tracking dogs.</text:p>
        <text:h text:style-name="P187" text:outline-level="3">Statue Spirit Stillness</text:h>
        <text:p text:style-name="P65"><text:span text:style-name="T22">Type:</text:span> <text:span text:style-name="T1">Reflexive; </text:span><text:span text:style-name="T3">Scene<text:line-break/></text:span><text:span text:style-name="T77">Cost: </text:span><text:span text:style-name="T208">1m</text:span></text:p>
        <text:p text:style-name="P65">The Solar may remain as completely stationary as long as necessary. They show no outward signs of movement, not even breathing.</text:p>
        <text:h text:style-name="P188" text:outline-level="3">Sunlight Bleeding Away</text:h>
        <text:p text:style-name="P70"><text:span text:style-name="T22">Type:</text:span> <text:span text:style-name="T1">Simple<text:line-break/></text:span><text:span text:style-name="T78">Cost:</text:span><text:span text:style-name="T209"> </text:span><text:span text:style-name="T215">1</text:span><text:span text:style-name="T209">a</text:span></text:p>
        <text:p text:style-name="P70">Take a <text:span text:style-name="T1">Stealth</text:span> Maneuver action vs. a Target’s <text:span text:style-name="T1">(Wits + Awareness). On success, you disappear from their sight and become unseen until your next Action.</text:span></text:p>
        <text:p text:style-name="P70">Multiple targets may be chosen at the same time, but doing so causes a <text:span text:style-name="T280">Moderate Disadvantage</text:span>.</text:p>
        <text:p text:style-name="P22"><text:soft-page-break/>Greater </text:p>
        <text:h text:style-name="P189" text:outline-level="3">A Will is a Way</text:h>
        <text:p text:style-name="P118">Type: Permanent</text:p>
        <text:p text:style-name="P118">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190" text:outline-level="3">Eye of the Unconquered Sun</text:h>
        <text:p text:style-name="P74"><text:span text:style-name="T22">Type:</text:span> <text:span text:style-name="T1">Simple</text:span>; Scene<text:line-break/><text:span text:style-name="T54">Cost: </text:span><text:span text:style-name="T176">3a</text:span></text:p>
        <text:p text:style-name="P74">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74">As well, roll a (<text:span text:style-name="T1">Wits</text:span> + Awareness). All characters in the scene with (Essence) less or equal to the roll are valid targets for any future perception during the scene, regardless of obstacles such as hiding behind walls.</text:p>
        <text:h text:style-name="P191" text:outline-level="3">Guardian Fog Approach</text:h>
        <text:p text:style-name="P115"><text:span text:style-name="T22">Type:</text:span> Simple; Scene<text:line-break/><text:span text:style-name="T48">Cost: </text:span><text:span text:style-name="T170">2m</text:span></text:p>
        <text:p text:style-name="P43"><text:span text:style-name="T110">Touch up to (Essence) companions, </text:span><text:span text:style-name="T111">bringing them into the shadows with you. You may make a Steal roll for the entire group.</text:span></text:p>
        <text:h text:style-name="P179" text:outline-level="3">Immunity to Everything Technique</text:h>
        <text:p text:style-name="P40"><text:span text:style-name="T22">Type:</text:span> Permanent</text:p>
        <text:p text:style-name="P40">Once a Solar has been exposed to a toxin, poison, or illness—and survived—they never need worry about suffering ill effects from it again.</text:p>
        <text:h text:style-name="P192" text:outline-level="3">Living Pulse Perception</text:h>
        <text:p text:style-name="P72"><text:span text:style-name="T22">Type:</text:span> <text:span text:style-name="T1">Simple<text:line-break/></text:span><text:span text:style-name="T80">Cost: </text:span><text:span text:style-name="T211">2a</text:span></text:p>
        <text:p text:style-name="P72">By focusing all their senses into a single point, the Solar can gather a trace of all living, breathing, and/or moving creatures.</text:p>
        <text:p text:style-name="P72">This allows a roll against all hidden creatures that breathe, live, or are currently in motion in the current scene, and eliminates up to (Essence) penalties that would be applied against the roll.</text:p>
        <text:h text:style-name="P193" text:outline-level="3">One Extra Step</text:h>
        <text:p text:style-name="P68"><text:span text:style-name="T22">Type:</text:span> <text:span text:style-name="T1">Supplemental</text:span><text:line-break/><text:span text:style-name="T50">Cost: </text:span><text:span text:style-name="T172">2a</text:span></text:p>
        <text:p text:style-name="P68">Once per Scene, the Exalt may reach a Position or Target they can observe, so long as a possible path exists.</text:p>
        <text:h text:style-name="P194" text:outline-level="3"/>
        <text:h text:style-name="P195" text:outline-level="3">Perfect Mirror</text:h>
        <text:p text:style-name="P71"><text:span text:style-name="T22">Type:</text:span> Simple; Week<text:line-break/><text:span text:style-name="T52">Cost: </text:span><text:span text:style-name="T174">3a</text:span></text:p>
        <text:p text:style-name="P71">Choose a target that the Solar has studied for at least a day, and then become a perfect replica. All mannerisms and characteristics of the target are replicated, and a surface level of knowledge and abilities the target knows—enough to fool all but the most intimate of acquaintances.</text:p>
        <text:p text:style-name="P71">Even supernatural effects—such as a Anima flare, is emulated with Essence-based illusions.</text:p>
        <text:h text:style-name="P196" text:outline-level="3">Phantom Rider’s Retreat</text:h>
        <text:p text:style-name="P85"><text:span text:style-name="T22">Type:</text:span> Simple; <text:span text:style-name="T259">Scene</text:span><text:line-break/><text:span text:style-name="T63">Cost: </text:span><text:span text:style-name="T184">2m</text:span></text:p>
        <text:p text:style-name="P85">The Solar leads their party to safety. So long as their mode of transportation does not halt movement, their pursuers will be unable to catch them.</text:p>
        <text:p text:style-name="P85">The Solar cannot rest while the effects of this charm are active, nor regain motes.</text:p>
        <text:h text:style-name="Heading_20_3" text:outline-level="3">The Mark of Judgment</text:h>
        <text:p text:style-name="Exalted"><text:span text:style-name="T22">Type: </text:span><text:span text:style-name="T1">Simple</text:span>; Scene<text:line-break/><text:span text:style-name="T22">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p text:style-name="Greater_20_Charm"><text:span text:style-name="T1">Capstone</text:span> </text:p>
      </text:section>
      <text:h text:style-name="P141" text:outline-level="2">Eclipse <text:span text:style-name="T11">Charms</text:span></text:h>
      <text:section text:style-name="Sect3" text:name="Section9">
        <text:p text:style-name="P8">Lesser</text:p>
        <text:h text:style-name="P197" text:outline-level="3">Deft Official’s Way</text:h>
        <text:p text:style-name="P78"><text:span text:style-name="T22">Type:</text:span> Simple<text:line-break/><text:span text:style-name="T58">Cost: </text:span><text:span text:style-name="T179">1m</text:span></text:p>
        <text:p text:style-name="P78">After observing a group or organization in motion, the Solar may easily pick out who would be receptive to a <text:span text:style-name="T121">specified social</text:span> activity, such as socializing, intimidation, or bribery.</text:p>
        <text:h text:style-name="P198" text:outline-level="3">Effective Counterargument</text:h>
        <text:p text:style-name="P13"><text:span text:style-name="T22">Type:</text:span> Reflexive; <text:span text:style-name="T217">Scene<text:line-break/></text:span><text:span text:style-name="T25">Cost: </text:span><text:span text:style-name="T193">1a</text:span></text:p>
        <text:p text:style-name="P13">Once per scene, the Exalt may interrupt an other’s action to cajole, sway, or otherwise persuade a target, rolling their own roll with +(Essence) extra dice.</text:p>
        <text:p text:style-name="P13">So long as the Exalt’s roll is greater than the opponent’s, the target and those with similar mindset will gain a <text:span text:style-name="T218">negative</text:span> Intimacy towards the original argument, <text:span text:style-name="T220">inverting </text:span><text:span text:style-name="T297">the intent.</text:span></text:p>
        <text:h text:style-name="P199" text:outline-level="3">Enemy-Castigating Solar Judgment</text:h>
        <text:p text:style-name="P50"><text:span text:style-name="T22">Type:</text:span> Supplemental<text:line-break/><text:span text:style-name="T42">Cost: </text:span><text:span text:style-name="T165">1a</text:span></text:p>
        <text:p text:style-name="P123">Supplement a social action against a Creature of Darkness with an additional +3 dice.</text:p>
        <text:h text:style-name="P200" text:outline-level="3">Fury-Inciting Speech</text:h>
        <text:p text:style-name="P122"><text:span text:style-name="T22">Type:</text:span> <text:span text:style-name="T1">Simple<text:line-break/></text:span><text:span text:style-name="T66">Cost: </text:span><text:span text:style-name="T196">2a</text:span></text:p>
        <text:p text:style-name="P122">Once a mob has been formed with emotions of rage, fury, or likewise, the Solar can direct them as though they were an extension of their own morals.</text:p>
        <text:p text:style-name="P122">The Player directs the mob to outlet their anger. For every 3 successes on a <text:span text:style-name="T243">Social </text:span>roll, the Solar can direct to the mob to take a distinct action related to their anger, be it to burn a Guild Hall, capture a Magistrate, or storm the docks.</text:p>
        <text:h text:style-name="P201" text:outline-level="3">Semantic Argument Technique</text:h>
        <text:p text:style-name="P80"><text:span text:style-name="T22">Type:</text:span> Simple; Scene<text:line-break/><text:span text:style-name="T59">Cost: </text:span><text:span text:style-name="T180">2m</text:span></text:p>
        <text:p text:style-name="P80">The Solars are known as Law<text:span text:style-name="T305">givers</text:span>, and such knowledge is intrinsic to their very nature. During arguments involving law, procedure, or other methodology, they gain +<text:span text:style-name="T257">3</text:span> dice.</text:p>
        <text:p text:style-name="P80">Once per Story the Solar may <text:span text:style-name="T258">Recall</text:span> Fact by revealing an arcane or forgotten law <text:span text:style-name="T258">without needing a roll.</text:span></text:p>
        <text:h text:style-name="P202" text:outline-level="3"/>
        <text:h text:style-name="P203" text:outline-level="3">Spurious Ownership</text:h>
        <text:p text:style-name="P75"><text:span text:style-name="T22">Type:</text:span> <text:span text:style-name="T1">Simple; Scene<text:line-break/></text:span><text:span text:style-name="T81">Cost: </text:span><text:span text:style-name="T212">2a</text:span></text:p>
        <text:p text:style-name="P75"><text:span text:style-name="T1">With the force of certainty and their unconsciously regal presence, whatever the Solar speaks claims ownership of is </text:span>instinctively believed.</text:p>
        <text:p text:style-name="P75">With a successful <text:span text:style-name="T94">Social</text:span> Roll <text:span text:style-name="T298">vs.</text:span> target’s <text:span text:style-name="T94">Resolve</text:span>, the target will believe that a claimed object, structure, or even specific idea belongs to the Solar for the remainder of the scene. This belief may remain unless directly challenged. </text:p>
        <text:p text:style-name="P117">If they have knowledge or direct evidence to the contrary, they instead gain a temporary Intimacy of doubt towards their own known evidence, but remain convinced of its true ownership.</text:p>
        <text:h text:style-name="Heading_20_3" text:outline-level="3">Wise Counsel</text:h>
        <text:p text:style-name="P83"><text:span text:style-name="T22">Type:</text:span> Simple; Day<text:line-break/><text:span text:style-name="T62">Cost: </text:span><text:span text:style-name="T183">2m</text:span></text:p>
        <text:p text:style-name="P83">Advise up to (Essence) characters on a specific <text:span text:style-name="T291">social</text:span> <text:span text:style-name="T291">a</text:span>ction, such as specific etiquette, methodologies to charm, or ways to speak around a subject successfully. For the remainder of the day, the target characters may use the Solar’s <text:span text:style-name="T115">social</text:span> score in place of their own whenever performing that action.</text:p>
        <text:h text:style-name="P204" text:outline-level="3">Woe Capturing Web</text:h>
        <text:p text:style-name="P79"><text:span text:style-name="T22">Type:</text:span> Permanent</text:p>
        <text:p text:style-name="P79">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86">The choice of selected targets may be altered between Stories.</text:p>
        <text:p text:style-name="P22"><text:soft-page-break/>Greater </text:p>
        <text:h text:style-name="P200" text:outline-level="3">Heart-Eclipsing Shroud</text:h>
        <text:p text:style-name="P122"><text:span text:style-name="T22">Type: </text:span>Simple; Scene<text:line-break/><text:span text:style-name="T24">Cost: </text:span><text:span text:style-name="T145">2m</text:span></text:p>
        <text:p text:style-name="P122">The <text:span text:style-name="T84">Solar</text:span> takes on a perfected persona, with its own intimacies, deeply-held beliefs, intentions, and past. <text:span text:style-name="T120">Any methods to divine purpose, Read Intentions, or otherwise probe the Solar will reveal the Persona instead-making a nearly foolproof disguise.</text:span></text:p>
        <text:p text:style-name="P122">However, the <text:span text:style-name="T84">Solar</text:span> must reinforce this persona through their actions during the scene—including being influenced by their false Intimacies. <text:span text:style-name="T296">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05" text:outline-level="3">Memory-Reweaving Discipline</text:h>
        <text:p text:style-name="P35"><text:span text:style-name="T22">Type: </text:span><text:span text:style-name="T1">Simple; Day</text:span><text:line-break/><text:span text:style-name="T37">Cost: </text:span><text:span text:style-name="T160">2a</text:span></text:p>
        <text:p text:style-name="P116">With absolute certainty, the Solar rejects a known reality of the target and replaces it with their own.</text:p>
        <text:p text:style-name="P116">Any with (Essence) less than the Solar’s will not question the new stated reality—they will believe that there is a new guard rotation scheduled, or that the Solar is bringing prisoners into a cell, or that an extra invitation was indeed sent to the Solar.</text:p>
        <text:p text:style-name="P116">Against others, the Solar may make a social roll against Resolve with an extra (Essence) dice on their efforts to convince them.</text:p>
        <text:p text:style-name="P35"><text:span text:style-name="T292">T</text:span>he Storyteller may <text:span text:style-name="T119">grant targets</text:span> extra <text:span text:style-name="T122">resistance</text:span> based on the outlandishness or improbability of the narrative spoken: <text:span text:style-name="T293">+2 if the story is certainly </text:span><text:span text:style-name="T294">false</text:span><text:span text:style-name="T293">, +4 if running counter to all known facts </text:span><text:span text:style-name="T299">of the world.</text:span></text:p>
        <text:h text:style-name="P206" text:outline-level="3">Soul-Snaring Contract</text:h>
        <text:p text:style-name="P82"><text:span text:style-name="T22">Type:</text:span> Simple<text:line-break/><text:span text:style-name="T61">Cost: </text:span><text:span text:style-name="T182">3a</text:span></text:p>
        <text:p text:style-name="P82">Using byzantine words, endless caveats, and simple persuasive will, the Solar can manage to bind a target to a completely unfair contract, ranging from selling sand to desert dwellers, to letting a man walk free for a promise of a bond.</text:p>
        <text:p text:style-name="P82">So long as the Solar upholds their end of the bargain, the target will remain under the contract for at least a Month.</text:p>
        <text:p text:style-name="P82">Any target with (Essence) less than the Solar’s does not get to resist this effect. Against others, the Solar must successfully convince the target to sign the contract, which is a “Perform Serious Task” action.</text:p>
        <text:h text:style-name="P207" text:outline-level="3"/>
        <text:h text:style-name="P208" text:outline-level="3">Taboo-Inflicting Diatribe</text:h>
        <text:p text:style-name="P81"><text:span text:style-name="T22">Type:</text:span> Simple<text:line-break/><text:span text:style-name="T60">Cost: </text:span><text:span text:style-name="T181">2a</text:span></text:p>
        <text:p text:style-name="P81">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81">This law becomes sacrosanct to the organization, and shortly a core ideal. While there will certainly be individuals in the organization who break this law, they become exceedingly rare.</text:p>
        <text:p text:style-name="P81">This charm may uphold up to (Essence) different Laws. Stopping the charm does not necessarily remove the core tenet, if it has found root in the organization.</text:p>
        <text:h text:style-name="P209" text:outline-level="3">Twisted Meaning</text:h>
        <text:p text:style-name="P76"><text:span text:style-name="T22">Type:</text:span> Simple; Scene<text:line-break/><text:span text:style-name="T55">Cost: </text:span><text:span text:style-name="T177">2a</text:span></text:p>
        <text:p text:style-name="P76">With but a few well placed words, the Solar can turn the words of their enemies against themselves.</text:p>
        <text:p text:style-name="P76">On a successful <text:span text:style-name="T95">Social</text:span> roll against a target’s <text:span text:style-name="T256">Resolve</text:span>, the Solar chooses a particular intimacy, topic of discussion, or idea the target espouses, and then poisons it with the Solar’s own words.</text:p>
        <text:p text:style-name="P76">For the remainder of the scene anytime the target speaks, acts, or otherwise tries to communicate the poisoned concept, it will always be expressed or interpreted as the Solar dictated: such as true belief becoming mocking disdain.</text:p>
        <text:h text:style-name="P210" text:outline-level="3">Venomous Rumors Technique</text:h>
        <text:p text:style-name="P77"><text:span text:style-name="T22">Type:</text:span> Simple; Day<text:line-break/><text:span text:style-name="T57">Cost: </text:span><text:span text:style-name="T178">3a</text:span></text:p>
        <text:p text:style-name="P77">With a firm, knowing word, invent a lie about a topic, person, or group, <text:s/>rolling (Cunning + Subterfuge). The lie is then set free among the populous, and any with a <text:span text:style-name="T96">Resolve</text:span> less than the number of Successes automatically believes this rumor and spreads it to those they know.</text:p>
        <text:p text:style-name="P77">This vicious rumor will quickly spread to an entire city, where it will remain in the public’s consciousness for at least a day, often longer.</text:p>
        <text:h text:style-name="Heading_20_3" text:outline-level="3">Wise-Eyed Courtier Method</text:h>
        <text:p text:style-name="Exalted"><text:span text:style-name="T22">Type:</text:span> Simple<text:line-break/><text:span text:style-name="T35">Cost: </text:span><text:span text:style-name="T158">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Greater_20_Charm">Capston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29T08:02:37.432000000</dc:date>
    <meta:editing-cycles>479</meta:editing-cycles>
    <meta:editing-duration>P1DT21H43M33S</meta:editing-duration>
    <meta:generator>LibreOffice/7.2.1.2$Windows_X86_64 LibreOffice_project/87b77fad49947c1441b67c559c339af8f3517e22</meta:generator>
    <dc:creator>Samuel Smith</dc:creator>
    <meta:document-statistic meta:table-count="1" meta:image-count="0" meta:object-count="0" meta:page-count="13" meta:paragraph-count="430" meta:word-count="7012" meta:character-count="42035" meta:non-whitespace-character-count="35466"/>
  </office:meta>
</office:document-meta>
</file>